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1" svg:font-family="'Courier New'"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5.7cm" table:align="margins"/>
    </style:style>
    <style:style style:name="Table1.A" style:family="table-column">
      <style:table-column-properties style:column-width="6.223cm" style:rel-column-width="15868*"/>
    </style:style>
    <style:style style:name="Table1.B" style:family="table-column">
      <style:table-column-properties style:column-width="19.477cm" style:rel-column-width="496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style="italic" style:font-size-asian="18pt" style:font-style-asian="italic" style:font-size-complex="18pt" style:font-style-complex="italic"/>
    </style:style>
    <style:style style:name="P3" style:family="paragraph" style:parent-style-name="Standard">
      <style:paragraph-properties fo:text-align="center" style:justify-single-word="false"/>
      <style:text-properties fo:font-size="18pt" fo:font-style="italic" fo:font-weight="bold" style:font-size-asian="18pt" style:font-style-asian="italic" style:font-weight-asian="bold" style:font-size-complex="18pt" style:font-style-complex="italic" style:font-weight-complex="bold"/>
    </style:style>
    <style:style style:name="P4" style:family="paragraph" style:parent-style-name="Standard">
      <style:text-properties fo:font-size="18pt" style:font-name-asian="Lucida Console" style:font-size-asian="18pt" style:font-name-complex="Lucida Console" style:font-size-complex="18pt"/>
    </style:style>
    <style:style style:name="P5"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6" style:family="paragraph" style:parent-style-name="Standard">
      <style:text-properties fo:font-size="24pt" fo:font-weight="bold" style:font-size-asian="24pt" style:font-weight-asian="bold" style:font-size-complex="24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6pt" style:font-name-asian="Lucida Console" style:font-size-asian="16pt" style:font-name-complex="Lucida Console" style:font-size-complex="16pt"/>
    </style:style>
    <style:style style:name="P9" style:family="paragraph" style:parent-style-name="Standard">
      <style:text-properties style:use-window-font-color="true" fo:font-size="10pt" fo:font-weight="bold" style:font-name-asian="Lucida Console" style:font-size-asian="10pt" style:font-weight-asian="bold" style:font-name-complex="Lucida Console" style:font-size-complex="10pt" style:font-weight-complex="bold"/>
    </style:style>
    <style:style style:name="P10" style:family="paragraph" style:parent-style-name="Standard">
      <style:text-properties fo:font-size="12pt" style:font-name-asian="Lucida Console" style:font-size-asian="12pt" style:font-name-complex="Lucida Console" style:font-size-complex="12pt"/>
    </style:style>
    <style:style style:name="P11" style:family="paragraph" style:parent-style-name="Standard">
      <style:paragraph-properties fo:break-before="page"/>
    </style:style>
    <style:style style:name="P12" style:family="paragraph" style:parent-style-name="Standard">
      <style:paragraph-properties fo:margin-left="1.251cm" fo:margin-right="0cm" fo:text-indent="0cm" style:auto-text-indent="false"/>
    </style:style>
    <style:style style:name="P13" style:family="paragraph" style:parent-style-name="Standard">
      <style:paragraph-properties fo:margin-left="1.251cm" fo:margin-right="0cm" fo:text-indent="0cm" style:auto-text-indent="false"/>
      <style:text-properties fo:font-size="18pt" style:font-name-asian="Lucida Console" style:font-size-asian="18pt" style:font-name-complex="Lucida Console" style:font-size-complex="18pt"/>
    </style:style>
    <style:style style:name="P14" style:family="paragraph" style:parent-style-name="Standard">
      <style:paragraph-properties fo:margin-left="1.251cm" fo:margin-right="0cm" fo:text-indent="0cm" style:auto-text-indent="false" fo:break-before="page"/>
    </style:style>
    <style:style style:name="P15" style:family="paragraph" style:parent-style-name="Standard">
      <style:paragraph-properties fo:margin-left="0cm" fo:margin-right="0cm" fo:text-indent="0cm" style:auto-text-indent="false"/>
      <style:text-properties style:use-window-font-color="true" fo:font-size="24pt" fo:font-weight="bold" style:font-name-asian="Lucida Console" style:font-size-asian="24pt" style:font-weight-asian="bold" style:font-name-complex="Lucida Console" style:font-size-complex="24pt" style:font-weight-complex="bold"/>
    </style:style>
    <style:style style:name="P16" style:family="paragraph" style:parent-style-name="Standard">
      <style:paragraph-properties fo:margin-left="0cm" fo:margin-right="0cm" fo:text-indent="0cm" style:auto-text-indent="false"/>
      <style:text-properties style:use-window-font-color="true" fo:font-size="10pt" fo:font-weight="bold" style:font-name-asian="Lucida Console" style:font-size-asian="10pt" style:font-weight-asian="bold" style:font-name-complex="Lucida Console" style:font-size-complex="10pt" style:font-weight-complex="bold"/>
    </style:style>
    <style:style style:name="P17" style:family="paragraph" style:parent-style-name="Standard">
      <style:paragraph-properties fo:margin-left="2.501cm" fo:margin-right="0cm" fo:text-indent="0cm" style:auto-text-indent="false"/>
      <style:text-properties fo:font-size="18pt" style:font-name-asian="Lucida Console" style:font-size-asian="18pt" style:font-name-complex="Lucida Console" style:font-size-complex="18pt"/>
    </style:style>
    <style:style style:name="P18" style:family="paragraph" style:parent-style-name="console">
      <style:paragraph-properties fo:margin-left="2.501cm" fo:margin-right="0cm" fo:text-indent="0cm" style:auto-text-indent="false"/>
      <style:text-properties style:use-window-font-color="true" style:font-name="Courier New" fo:font-size="14pt" style:font-name-asian="Lucida Console" style:font-size-asian="14pt" style:font-name-complex="Lucida Console" style:font-size-complex="14pt"/>
    </style:style>
    <style:style style:name="P19" style:family="paragraph" style:parent-style-name="console">
      <style:paragraph-properties fo:margin-left="2.501cm" fo:margin-right="0cm" fo:text-indent="0cm" style:auto-text-indent="false"/>
      <style:text-properties style:use-window-font-color="true" style:font-name="Courier New" fo:font-size="14pt" fo:font-weight="normal" style:font-name-asian="Lucida Console" style:font-size-asian="14pt" style:font-weight-asian="normal" style:font-name-complex="Lucida Console" style:font-size-complex="14pt" style:font-weight-complex="normal"/>
    </style:style>
    <style:style style:name="P20" style:family="paragraph" style:parent-style-name="console">
      <style:paragraph-properties fo:margin-left="2.501cm" fo:margin-right="0cm" fo:text-indent="0cm" style:auto-text-indent="false"/>
      <style:text-properties style:use-window-font-color="true" fo:font-size="14pt" style:font-name-asian="Lucida Console" style:font-size-asian="14pt" style:font-name-complex="Lucida Console" style:font-size-complex="14pt"/>
    </style:style>
    <style:style style:name="P21" style:family="paragraph" style:parent-style-name="console">
      <style:paragraph-properties fo:margin-left="2.501cm" fo:margin-right="0cm" fo:text-indent="0cm" style:auto-text-indent="false"/>
      <style:text-properties fo:font-size="14pt" style:font-size-asian="14pt" style:font-size-complex="14pt"/>
    </style:style>
    <style:style style:name="P22" style:family="paragraph" style:parent-style-name="code">
      <style:paragraph-properties fo:margin-left="2.501cm" fo:margin-right="0cm" fo:text-indent="0cm" style:auto-text-indent="false"/>
    </style:style>
    <style:style style:name="P23" style:family="paragraph" style:parent-style-name="code">
      <style:paragraph-properties fo:margin-left="2.501cm" fo:margin-right="0cm" fo:text-indent="0cm" style:auto-text-indent="false"/>
      <style:text-properties fo:font-size="14pt" style:font-size-asian="14pt" style:font-size-complex="14pt"/>
    </style:style>
    <style:style style:name="P24" style:family="paragraph" style:parent-style-name="code">
      <style:paragraph-properties fo:margin-left="2.501cm" fo:margin-right="0cm" fo:text-indent="0cm" style:auto-text-indent="false"/>
      <style:text-properties fo:font-size="14pt" style:font-name-asian="Lucida Console" style:font-size-asian="14pt" style:font-name-complex="Lucida Console" style:font-size-complex="14pt"/>
    </style:style>
    <style:style style:name="P25" style:family="paragraph" style:parent-style-name="code">
      <style:paragraph-properties fo:margin-left="2.501cm" fo:margin-right="0cm" fo:text-indent="0cm" style:auto-text-indent="false"/>
      <style:text-properties style:use-window-font-color="true" fo:font-size="14pt" fo:font-weight="normal" style:font-name-asian="Lucida Console" style:font-size-asian="14pt" style:font-weight-asian="normal" style:font-name-complex="Lucida Console" style:font-size-complex="14pt" style:font-weight-complex="normal"/>
    </style:style>
    <style:style style:name="P26" style:family="paragraph" style:parent-style-name="console">
      <style:text-properties fo:font-size="12pt" style:font-size-asian="12pt" style:font-size-complex="12pt"/>
    </style:style>
    <style:style style:name="P27" style:family="paragraph" style:parent-style-name="Normal">
      <style:text-properties fo:font-size="12pt" style:font-size-asian="12pt" style:font-size-complex="12pt"/>
    </style:style>
    <style:style style:name="P28" style:family="paragraph" style:parent-style-name="Normal">
      <style:text-properties style:use-window-font-color="true" style:font-name="Times New Roman" fo:font-size="16pt" fo:font-weight="normal" style:font-name-asian="Lucida Console" style:font-size-asian="16pt" style:font-weight-asian="normal" style:font-name-complex="Lucida Console" style:font-size-complex="16pt" style:font-weight-complex="normal"/>
    </style:style>
    <style:style style:name="P29" style:family="paragraph" style:parent-style-name="Normal">
      <style:text-properties style:font-name="Times New Roman" fo:font-size="16pt" fo:font-weight="bold" style:font-size-asian="16pt" style:font-weight-asian="bold" style:font-size-complex="16pt" style:font-weight-complex="bold"/>
    </style:style>
    <style:style style:name="P30" style:family="paragraph" style:parent-style-name="Table_20_Contents">
      <style:paragraph-properties fo:margin-top="0cm" fo:margin-bottom="0.049cm"/>
      <style:text-properties style:font-name="Times New Roman" fo:font-size="13pt" style:font-size-asian="13pt" style:font-size-complex="13pt"/>
    </style:style>
    <style:style style:name="P31" style:family="paragraph" style:parent-style-name="code">
      <style:text-properties fo:font-size="13pt" style:font-size-asian="13pt" style:font-size-complex="13pt"/>
    </style:style>
    <style:style style:name="P32" style:family="paragraph" style:parent-style-name="console" style:list-style-name="L2">
      <style:text-properties style:use-window-font-color="true" style:font-name="Courier New" fo:font-size="14pt" style:font-name-asian="Lucida Console" style:font-size-asian="14pt" style:font-name-complex="Lucida Console" style:font-size-complex="14pt"/>
    </style:style>
    <style:style style:name="P33" style:family="paragraph" style:parent-style-name="console">
      <style:paragraph-properties fo:margin-left="2.501cm" fo:margin-right="0cm" fo:text-indent="0cm" style:auto-text-indent="false"/>
    </style:style>
    <style:style style:name="P34" style:family="paragraph" style:parent-style-name="console">
      <style:paragraph-properties fo:margin-left="2.501cm" fo:margin-right="0cm" fo:text-indent="0cm" style:auto-text-indent="false"/>
      <style:text-properties style:use-window-font-color="true" style:font-name="Courier New" fo:font-size="14pt" style:font-name-asian="Lucida Console" style:font-size-asian="14pt" style:font-name-complex="Lucida Console" style:font-size-complex="14pt"/>
    </style:style>
    <style:style style:name="P35" style:family="paragraph" style:parent-style-name="console" style:list-style-name="L2">
      <style:paragraph-properties fo:margin-left="2.501cm" fo:margin-right="0cm" fo:text-indent="0cm" style:auto-text-indent="false"/>
      <style:text-properties style:use-window-font-color="true" style:font-name="Courier New" fo:font-size="14pt" style:font-name-asian="Lucida Console" style:font-size-asian="14pt" style:font-name-complex="Lucida Console" style:font-size-complex="14pt"/>
    </style:style>
    <style:style style:name="P36" style:family="paragraph" style:parent-style-name="console" style:list-style-name="L9">
      <style:paragraph-properties fo:margin-left="2.501cm" fo:margin-right="0cm" fo:text-indent="0cm" style:auto-text-indent="false"/>
      <style:text-properties style:use-window-font-color="true" style:font-name="Courier New" fo:font-size="14pt" fo:font-weight="normal" style:font-name-asian="Lucida Console" style:font-size-asian="14pt" style:font-weight-asian="normal" style:font-name-complex="Lucida Console" style:font-size-complex="14pt" style:font-weight-complex="normal"/>
    </style:style>
    <style:style style:name="P37" style:family="paragraph" style:parent-style-name="console" style:list-style-name="L3">
      <style:paragraph-properties fo:margin-left="2.501cm" fo:margin-right="0cm" fo:text-indent="0cm" style:auto-text-indent="false"/>
      <style:text-properties fo:font-size="14pt" style:font-size-asian="14pt" style:font-size-complex="14pt"/>
    </style:style>
    <style:style style:name="P38" style:family="paragraph" style:parent-style-name="console" style:list-style-name="L10">
      <style:paragraph-properties fo:margin-left="2.501cm" fo:margin-right="0cm" fo:text-indent="0cm" style:auto-text-indent="false"/>
      <style:text-properties fo:font-size="14pt" style:font-size-asian="14pt" style:font-size-complex="14pt"/>
    </style:style>
    <style:style style:name="P39" style:family="paragraph" style:parent-style-name="console" style:list-style-name="L11">
      <style:paragraph-properties fo:margin-left="2.501cm" fo:margin-right="0cm" fo:text-indent="0cm" style:auto-text-indent="false"/>
      <style:text-properties fo:font-size="14pt" style:font-size-asian="14pt" style:font-size-complex="14pt"/>
    </style:style>
    <style:style style:name="P40" style:family="paragraph" style:parent-style-name="console" style:list-style-name="L8">
      <style:paragraph-properties fo:margin-left="2.501cm" fo:margin-right="0cm" fo:text-indent="0cm" style:auto-text-indent="false"/>
      <style:text-properties fo:font-size="14pt" style:font-size-asian="14pt" style:font-size-complex="14pt"/>
    </style:style>
    <style:style style:name="P41" style:family="paragraph" style:parent-style-name="console" style:list-style-name="L8">
      <style:paragraph-properties fo:margin-left="2.501cm" fo:margin-right="0cm" fo:text-indent="0cm" style:auto-text-indent="false"/>
      <style:text-properties fo:font-size="14pt" style:font-name-asian="Lucida Console" style:font-size-asian="14pt" style:font-name-complex="Lucida Console" style:font-size-complex="14pt"/>
    </style:style>
    <style:style style:name="P42" style:family="paragraph" style:parent-style-name="console" style:list-style-name="L8">
      <style:paragraph-properties fo:margin-left="2.501cm" fo:margin-right="0cm" fo:text-indent="0cm" style:auto-text-indent="false"/>
    </style:style>
    <style:style style:name="P43" style:family="paragraph" style:parent-style-name="Standard" style:list-style-name="L1">
      <style:text-properties fo:font-size="18pt" fo:font-weight="normal" style:font-size-asian="18pt" style:font-weight-asian="normal" style:font-size-complex="18pt" style:font-weight-complex="normal"/>
    </style:style>
    <style:style style:name="P44" style:family="paragraph" style:parent-style-name="Standard" style:list-style-name="L2">
      <style:text-properties fo:font-size="18pt" style:font-size-asian="18pt" style:font-size-complex="18pt"/>
    </style:style>
    <style:style style:name="P45" style:family="paragraph" style:parent-style-name="Standard">
      <style:text-properties fo:font-size="18pt" style:font-name-asian="Lucida Console" style:font-size-asian="18pt" style:font-name-complex="Lucida Console" style:font-size-complex="18pt"/>
    </style:style>
    <style:style style:name="P46" style:family="paragraph" style:parent-style-name="Standard" style:list-style-name="L3">
      <style:text-properties fo:font-size="18pt" style:font-name-asian="Lucida Console" style:font-size-asian="18pt" style:font-name-complex="Lucida Console" style:font-size-complex="18pt"/>
    </style:style>
    <style:style style:name="P47" style:family="paragraph" style:parent-style-name="Standard" style:list-style-name="L8">
      <style:text-properties fo:font-size="18pt" style:font-name-asian="Lucida Console" style:font-size-asian="18pt" style:font-name-complex="Lucida Console" style:font-size-complex="18pt"/>
    </style:style>
    <style:style style:name="P48" style:family="paragraph" style:parent-style-name="Standard" style:list-style-name="L9">
      <style:text-properties fo:font-size="18pt" style:font-name-asian="Lucida Console" style:font-size-asian="18pt" style:font-name-complex="Lucida Console" style:font-size-complex="18pt"/>
    </style:style>
    <style:style style:name="P49" style:family="paragraph" style:parent-style-name="Standard" style:list-style-name="L10">
      <style:text-properties fo:font-size="18pt" style:font-name-asian="Lucida Console" style:font-size-asian="18pt" style:font-name-complex="Lucida Console" style:font-size-complex="18pt"/>
    </style:style>
    <style:style style:name="P50" style:family="paragraph" style:parent-style-name="Standard" style:list-style-name="L11">
      <style:text-properties fo:font-size="18pt" style:font-name-asian="Lucida Console" style:font-size-asian="18pt" style:font-name-complex="Lucida Console" style:font-size-complex="18pt"/>
    </style:style>
    <style:style style:name="P51" style:family="paragraph" style:parent-style-name="Standard" style:list-style-name="L1">
      <style:text-properties fo:font-size="16pt" fo:font-weight="normal" style:font-size-asian="16pt" style:font-weight-asian="normal" style:font-size-complex="16pt" style:font-weight-complex="normal"/>
    </style:style>
    <style:style style:name="P52" style:family="paragraph" style:parent-style-name="Standard" style:list-style-name="L3">
      <style:text-properties fo:font-size="16pt" style:font-size-asian="16pt" style:font-size-complex="16pt"/>
    </style:style>
    <style:style style:name="P53" style:family="paragraph" style:parent-style-name="Standard">
      <style:text-properties fo:font-size="16pt" style:font-name-asian="Lucida Console" style:font-size-asian="16pt" style:font-name-complex="Lucida Console" style:font-size-complex="16pt"/>
    </style:style>
    <style:style style:name="P54" style:family="paragraph" style:parent-style-name="Standard" style:list-style-name="L8">
      <style:text-properties fo:font-size="16pt" style:font-name-asian="Lucida Console" style:font-size-asian="16pt" style:font-name-complex="Lucida Console" style:font-size-complex="16pt"/>
    </style:style>
    <style:style style:name="P55" style:family="paragraph" style:parent-style-name="Standard" style:list-style-name="L2"/>
    <style:style style:name="P56" style:family="paragraph" style:parent-style-name="Standard" style:list-style-name="L2">
      <style:text-properties fo:font-size="14pt" style:font-size-asian="14pt" style:font-size-complex="14pt"/>
    </style:style>
    <style:style style:name="P57" style:family="paragraph" style:parent-style-name="Standard" style:list-style-name="L2">
      <style:text-properties style:font-name="Times New Roman" fo:font-size="16pt" style:font-size-asian="16pt" style:font-size-complex="16pt"/>
    </style:style>
    <style:style style:name="P58" style:family="paragraph" style:parent-style-name="Standard" style:list-style-name="L3">
      <style:text-properties style:font-name="Times New Roman" fo:font-size="18pt" style:font-name-asian="Lucida Console" style:font-size-asian="18pt" style:font-name-complex="Lucida Console" style:font-size-complex="18pt"/>
    </style:style>
    <style:style style:name="P59" style:family="paragraph" style:parent-style-name="Standard" style:list-style-name="L2">
      <style:text-properties style:use-window-font-color="true" style:font-name="Times New Roman" fo:font-size="16pt" fo:font-weight="normal" style:font-name-asian="Lucida Console" style:font-size-asian="16pt" style:font-weight-asian="normal" style:font-name-complex="Lucida Console" style:font-size-complex="16pt" style:font-weight-complex="normal"/>
    </style:style>
    <style:style style:name="P60" style:family="paragraph" style:parent-style-name="Standard" style:list-style-name="L3">
      <style:text-properties style:use-window-font-color="true" style:font-name="Times New Roman" fo:font-size="16pt" fo:font-weight="normal" style:font-name-asian="Lucida Console" style:font-size-asian="16pt" style:font-weight-asian="normal" style:font-name-complex="Lucida Console" style:font-size-complex="16pt" style:font-weight-complex="normal"/>
    </style:style>
    <style:style style:name="P61" style:family="paragraph" style:parent-style-name="Standard" style:list-style-name="L3">
      <style:text-properties style:use-window-font-color="true" style:font-name="Times New Roman" fo:font-size="18pt" fo:font-weight="normal" style:font-name-asian="Lucida Console" style:font-size-asian="18pt" style:font-weight-asian="normal" style:font-name-complex="Lucida Console" style:font-size-complex="18pt" style:font-weight-complex="normal"/>
    </style:style>
    <style:style style:name="P62" style:family="paragraph" style:parent-style-name="Standard" style:list-style-name="L8">
      <style:text-properties style:use-window-font-color="true" fo:font-size="10pt" fo:font-weight="bold" style:font-name-asian="Lucida Console" style:font-size-asian="10pt" style:font-weight-asian="bold" style:font-name-complex="Lucida Console" style:font-size-complex="10pt" style:font-weight-complex="bold"/>
    </style:style>
    <style:style style:name="P63" style:family="paragraph" style:parent-style-name="Standard" style:list-style-name="L9">
      <style:text-properties style:use-window-font-color="true" fo:font-size="18pt" fo:font-weight="bold" style:font-name-asian="Lucida Console" style:font-size-asian="18pt" style:font-weight-asian="bold" style:font-name-complex="Lucida Console" style:font-size-complex="18pt" style:font-weight-complex="bold"/>
    </style:style>
    <style:style style:name="P64" style:family="paragraph" style:parent-style-name="Standard" style:list-style-name="L10">
      <style:text-properties style:use-window-font-color="true" fo:font-size="18pt" fo:font-weight="normal" style:font-name-asian="Lucida Console" style:font-size-asian="18pt" style:font-weight-asian="normal" style:font-name-complex="Lucida Console" style:font-size-complex="18pt" style:font-weight-complex="normal"/>
    </style:style>
    <style:style style:name="P65" style:family="paragraph" style:parent-style-name="Standard" style:list-style-name="L3">
      <style:text-properties fo:font-size="12pt" style:font-name-asian="Lucida Console" style:font-size-asian="12pt" style:font-name-complex="Lucida Console" style:font-size-complex="12pt"/>
    </style:style>
    <style:style style:name="P66" style:family="paragraph" style:parent-style-name="Standard" style:list-style-name="L8"/>
    <style:style style:name="P67" style:family="paragraph" style:parent-style-name="Standard" style:list-style-name="L3">
      <style:text-properties fo:color="#ffffff" fo:font-size="18pt" style:font-name-asian="Lucida Console" style:font-size-asian="18pt" style:font-name-complex="Lucida Console" style:font-size-complex="18pt"/>
    </style:style>
    <style:style style:name="P68" style:family="paragraph" style:parent-style-name="Standard" style:list-style-name="L9">
      <style:text-properties fo:color="#ffffff" fo:font-size="18pt" style:font-name-asian="Lucida Console" style:font-size-asian="18pt" style:font-name-complex="Lucida Console" style:font-size-complex="18pt"/>
    </style:style>
    <style:style style:name="P69" style:family="paragraph" style:parent-style-name="Standard" style:list-style-name="L10"/>
    <style:style style:name="P70" style:family="paragraph" style:parent-style-name="Standard" style:list-style-name="L11"/>
    <style:style style:name="P71" style:family="paragraph" style:parent-style-name="Standard">
      <style:text-properties fo:color="#0066cc" fo:font-size="24pt" fo:font-weight="bold" style:font-size-asian="24pt" style:font-weight-asian="bold" style:font-size-complex="24pt" style:font-weight-complex="bold"/>
    </style:style>
    <style:style style:name="P72" style:family="paragraph" style:parent-style-name="Standard" style:list-style-name="L1">
      <style:text-properties fo:color="#0066cc" fo:font-size="24pt" fo:font-weight="bold" style:font-size-asian="24pt" style:font-weight-asian="bold" style:font-size-complex="24pt" style:font-weight-complex="bold"/>
    </style:style>
    <style:style style:name="P73" style:family="paragraph" style:parent-style-name="Standard">
      <style:text-properties fo:color="#0066cc" fo:font-size="24pt" fo:font-weight="bold" style:font-name-asian="Lucida Console" style:font-size-asian="24pt" style:font-weight-asian="bold" style:font-name-complex="Lucida Console" style:font-size-complex="24pt" style:font-weight-complex="bold"/>
    </style:style>
    <style:style style:name="P74" style:family="paragraph" style:parent-style-name="Standard" style:list-style-name="L6">
      <style:text-properties fo:color="#0066cc" fo:font-size="24pt" fo:font-weight="bold" style:font-name-asian="Lucida Console" style:font-size-asian="24pt" style:font-weight-asian="bold" style:font-name-complex="Lucida Console" style:font-size-complex="24pt" style:font-weight-complex="bold"/>
    </style:style>
    <style:style style:name="P75" style:family="paragraph" style:parent-style-name="Standard" style:list-style-name="L7">
      <style:text-properties fo:color="#0066cc" fo:font-size="24pt" fo:font-weight="bold" style:font-name-asian="Lucida Console" style:font-size-asian="24pt" style:font-weight-asian="bold" style:font-name-complex="Lucida Console" style:font-size-complex="24pt" style:font-weight-complex="bold"/>
    </style:style>
    <style:style style:name="P76" style:family="paragraph" style:parent-style-name="Standard" style:list-style-name="L8">
      <style:text-properties fo:color="#0066cc" fo:font-size="24pt" fo:font-weight="bold" style:font-name-asian="Lucida Console" style:font-size-asian="24pt" style:font-weight-asian="bold" style:font-name-complex="Lucida Console" style:font-size-complex="24pt" style:font-weight-complex="bold"/>
    </style:style>
    <style:style style:name="P77" style:family="paragraph" style:parent-style-name="Standard" style:list-style-name="L9">
      <style:text-properties fo:color="#0066cc" fo:font-size="24pt" fo:font-weight="bold" style:font-name-asian="Lucida Console" style:font-size-asian="24pt" style:font-weight-asian="bold" style:font-name-complex="Lucida Console" style:font-size-complex="24pt" style:font-weight-complex="bold"/>
    </style:style>
    <style:style style:name="P78" style:family="paragraph" style:parent-style-name="Standard">
      <style:paragraph-properties fo:text-align="center" style:justify-single-word="false"/>
      <style:text-properties fo:color="#0066cc" fo:font-size="36pt" fo:font-weight="bold" style:font-size-asian="36pt" style:font-weight-asian="bold" style:font-size-complex="36pt" style:font-weight-complex="bold"/>
    </style:style>
    <style:style style:name="P79" style:family="paragraph" style:parent-style-name="Standard">
      <style:paragraph-properties fo:text-align="center" style:justify-single-word="false"/>
      <style:text-properties fo:color="#0066cc" fo:font-size="18pt" style:font-size-asian="18pt" style:font-size-complex="18pt"/>
    </style:style>
    <style:style style:name="P80" style:family="paragraph" style:parent-style-name="Standard" style:list-style-name="L8">
      <style:paragraph-properties fo:break-before="page"/>
      <style:text-properties fo:font-size="18pt" style:font-name-asian="Lucida Console" style:font-size-asian="18pt" style:font-name-complex="Lucida Console" style:font-size-complex="18pt"/>
    </style:style>
    <style:style style:name="P81" style:family="paragraph" style:parent-style-name="Standard">
      <style:paragraph-properties fo:break-before="page"/>
      <style:text-properties fo:color="#0066cc" fo:font-size="24pt" fo:font-weight="bold" style:font-size-asian="24pt" style:font-weight-asian="bold" style:font-size-complex="24pt" style:font-weight-complex="bold"/>
    </style:style>
    <style:style style:name="P82" style:family="paragraph" style:parent-style-name="Standard">
      <style:paragraph-properties fo:break-before="page"/>
      <style:text-properties fo:color="#0066cc" fo:font-size="24pt" fo:font-weight="bold" style:font-name-asian="Lucida Console" style:font-size-asian="24pt" style:font-weight-asian="bold" style:font-name-complex="Lucida Console" style:font-size-complex="24pt" style:font-weight-complex="bold"/>
    </style:style>
    <style:style style:name="P83" style:family="paragraph" style:parent-style-name="Standard" style:list-style-name="L5">
      <style:paragraph-properties fo:break-before="page"/>
      <style:text-properties fo:color="#0066cc" fo:font-size="24pt" fo:font-weight="bold" style:font-name-asian="Lucida Console" style:font-size-asian="24pt" style:font-weight-asian="bold" style:font-name-complex="Lucida Console" style:font-size-complex="24pt" style:font-weight-complex="bold"/>
    </style:style>
    <style:style style:name="P84" style:family="paragraph" style:parent-style-name="Standard" style:list-style-name="L8">
      <style:paragraph-properties fo:break-before="page"/>
      <style:text-properties fo:color="#0066cc" fo:font-size="24pt" fo:font-weight="bold" style:font-name-asian="Lucida Console" style:font-size-asian="24pt" style:font-weight-asian="bold" style:font-name-complex="Lucida Console" style:font-size-complex="24pt" style:font-weight-complex="bold"/>
    </style:style>
    <style:style style:name="P85" style:family="paragraph" style:parent-style-name="Standard" style:list-style-name="L8">
      <style:paragraph-properties fo:break-before="page"/>
    </style:style>
    <style:style style:name="P86" style:family="paragraph" style:parent-style-name="Standard">
      <style:paragraph-properties fo:margin-left="0cm" fo:margin-right="0cm" fo:text-indent="0cm" style:auto-text-indent="false" fo:break-before="page"/>
      <style:text-properties fo:color="#0066cc" fo:font-size="24pt" fo:font-weight="bold" style:font-name-asian="Lucida Console" style:font-size-asian="24pt" style:font-weight-asian="bold" style:font-name-complex="Lucida Console" style:font-size-complex="24pt" style:font-weight-complex="bold"/>
    </style:style>
    <style:style style:name="P87" style:family="paragraph" style:parent-style-name="Standard" style:list-style-name="L8">
      <style:paragraph-properties fo:margin-left="0cm" fo:margin-right="0cm" fo:text-indent="0cm" style:auto-text-indent="false" fo:break-before="page"/>
      <style:text-properties fo:color="#0066cc" fo:font-size="24pt" fo:font-weight="bold" style:font-name-asian="Lucida Console" style:font-size-asian="24pt" style:font-weight-asian="bold" style:font-name-complex="Lucida Console" style:font-size-complex="24pt" style:font-weight-complex="bold"/>
    </style:style>
    <style:style style:name="P88" style:family="paragraph" style:parent-style-name="Header">
      <style:paragraph-properties fo:background-color="#0066cc">
        <style:background-image/>
      </style:paragraph-properties>
      <style:text-properties fo:color="#ffffff" style:font-name="Arial" fo:font-size="20pt" fo:font-style="italic" fo:font-weight="bold" style:font-size-asian="20pt" style:font-style-asian="italic" style:font-weight-asian="bold" style:font-size-complex="20pt" style:font-style-complex="italic" style:font-weight-complex="bold"/>
    </style:style>
    <style:style style:name="P89" style:family="paragraph" style:parent-style-name="code" style:list-style-name="L8">
      <style:paragraph-properties fo:margin-left="2.501cm" fo:margin-right="0cm" fo:text-indent="0cm" style:auto-text-indent="false"/>
      <style:text-properties style:use-window-font-color="true" fo:font-size="14pt" fo:font-weight="normal" style:font-name-asian="Lucida Console" style:font-size-asian="14pt" style:font-weight-asian="normal" style:font-name-complex="Lucida Console" style:font-size-complex="14pt" style:font-weight-complex="normal"/>
    </style:style>
    <style:style style:name="P90" style:family="paragraph" style:parent-style-name="code" style:list-style-name="L8">
      <style:paragraph-properties fo:margin-left="2.501cm" fo:margin-right="0cm" fo:text-indent="0cm" style:auto-text-indent="false"/>
      <style:text-properties fo:font-size="14pt" style:font-name-asian="Lucida Console" style:font-size-asian="14pt" style:font-name-complex="Lucida Console" style:font-size-complex="14pt"/>
    </style:style>
    <style:style style:name="P91" style:family="paragraph" style:parent-style-name="code" style:list-style-name="L8">
      <style:paragraph-properties fo:margin-left="2.501cm" fo:margin-right="0cm" fo:text-indent="0cm" style:auto-text-indent="false"/>
    </style:style>
    <style:style style:name="P92" style:family="paragraph" style:parent-style-name="Normal" style:list-style-name="L4">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1" style:family="text">
      <style:text-properties fo:font-size="18pt" style:font-size-asian="18pt" style:font-size-complex="18pt"/>
    </style:style>
    <style:style style:name="T2" style:family="text">
      <style:text-properties fo:font-size="18pt" style:font-name-asian="Lucida Console" style:font-size-asian="18pt" style:font-name-complex="Lucida Console" style:font-size-complex="18pt"/>
    </style:style>
    <style:style style:name="T3" style:family="text">
      <style:text-properties style:font-name="Courier New"/>
    </style:style>
    <style:style style:name="T4" style:family="text">
      <style:text-properties style:font-name="Courier New" fo:font-weight="normal" style:font-weight-asian="normal" style:font-weight-complex="normal"/>
    </style:style>
    <style:style style:name="T5" style:family="text">
      <style:text-properties style:font-name="Courier New" fo:font-size="16pt" fo:font-weight="normal" style:font-size-asian="16pt" style:font-weight-asian="normal" style:font-size-complex="16pt" style:font-weight-complex="normal"/>
    </style:style>
    <style:style style:name="T6" style:family="text">
      <style:text-properties style:font-name="Courier New" fo:font-size="18pt" style:font-name-asian="Lucida Console" style:font-size-asian="18pt" style:font-name-complex="Lucida Console" style:font-size-complex="18pt"/>
    </style:style>
    <style:style style:name="T7" style:family="text">
      <style:text-properties fo:font-size="16pt" style:font-size-asian="16pt" style:font-size-complex="16pt"/>
    </style:style>
    <style:style style:name="T8" style:family="text">
      <style:text-properties style:use-window-font-color="true" style:font-name="Courier New" fo:font-size="14pt" style:font-name-asian="Lucida Console" style:font-size-asian="14pt" style:font-name-complex="Lucida Console" style:font-size-complex="14pt"/>
    </style:style>
    <style:style style:name="T9" style:family="text">
      <style:text-properties style:use-window-font-color="true" style:font-name="Courier New" fo:font-weight="normal" style:font-name-asian="Lucida Console" style:font-weight-asian="normal" style:font-name-complex="Lucida Console" style:font-weight-complex="normal"/>
    </style:style>
    <style:style style:name="T10" style:family="text">
      <style:text-properties style:use-window-font-color="true" style:font-name="Courier New" fo:font-weight="normal" style:font-weight-asian="normal" style:font-weight-complex="normal"/>
    </style:style>
    <style:style style:name="T11" style:family="text">
      <style:text-properties style:use-window-font-color="true" style:font-name="Courier New" fo:font-size="16pt" fo:font-weight="normal" style:font-name-asian="Lucida Console" style:font-size-asian="16pt" style:font-weight-asian="normal" style:font-name-complex="Lucida Console" style:font-size-complex="16pt" style:font-weight-complex="normal"/>
    </style:style>
    <style:style style:name="T12" style:family="text">
      <style:text-properties style:use-window-font-color="true" style:font-name="Times New Roman" fo:font-weight="normal" style:font-name-asian="Lucida Console" style:font-weight-asian="normal" style:font-name-complex="Lucida Console" style:font-weight-complex="normal"/>
    </style:style>
    <style:style style:name="T13" style:family="text">
      <style:text-properties style:use-window-font-color="true" fo:font-weight="normal" style:font-name-asian="Lucida Console" style:font-weight-asian="normal" style:font-name-complex="Lucida Console" style:font-weight-complex="normal"/>
    </style:style>
    <style:style style:name="T14" style:family="text">
      <style:text-properties style:use-window-font-color="true" fo:font-weight="normal" style:font-weight-asian="normal" style:font-weight-complex="normal"/>
    </style:style>
    <style:style style:name="T15" style:family="text">
      <style:text-properties style:use-window-font-color="true" fo:font-style="italic" fo:font-weight="normal" style:font-name-asian="Lucida Console" style:font-style-asian="italic" style:font-weight-asian="normal" style:font-name-complex="Lucida Console" style:font-style-complex="italic" style:font-weight-complex="normal"/>
    </style:style>
    <style:style style:name="T16" style:family="text">
      <style:text-properties style:use-window-font-color="true" fo:font-size="14pt" fo:font-weight="normal" style:font-name-asian="Lucida Console" style:font-size-asian="14pt" style:font-weight-asian="normal" style:font-name-complex="Lucida Console" style:font-size-complex="14pt" style:font-weight-complex="normal"/>
    </style:style>
    <style:style style:name="T17" style:family="text">
      <style:text-properties style:use-window-font-color="true" style:font-name="Courier New1" fo:font-size="14pt" fo:font-weight="normal" style:font-name-asian="Lucida Console" style:font-size-asian="14pt" style:font-weight-asian="normal" style:font-name-complex="Lucida Console" style:font-size-complex="14pt" style:font-weight-complex="normal"/>
    </style:style>
    <style:style style:name="T18" style:family="text">
      <style:text-properties style:use-window-font-color="true" style:font-name="Courier New1" fo:font-weight="normal" style:font-name-asian="Lucida Console" style:font-weight-asian="normal" style:font-name-complex="Lucida Console" style:font-weight-complex="normal"/>
    </style:style>
    <style:style style:name="T19" style:family="text">
      <style:text-properties style:use-window-font-color="true" style:font-name="Courier New1" fo:font-size="18pt" fo:font-weight="normal" style:font-name-asian="Lucida Console" style:font-size-asian="18pt" style:font-weight-asian="normal" style:font-name-complex="Lucida Console" style:font-size-complex="18pt" style:font-weight-complex="normal"/>
    </style:style>
    <style:style style:name="T20" style:family="text">
      <style:text-properties style:use-window-font-color="true" style:font-name="Courier New1" fo:font-size="18pt" fo:font-weight="normal" style:font-size-asian="18pt" style:font-weight-asian="normal" style:font-size-complex="18pt" style:font-weight-complex="normal"/>
    </style:style>
    <style:style style:name="T21" style:family="text">
      <style:text-properties style:use-window-font-color="true" style:font-name="Courier New1" fo:font-size="16pt" fo:font-weight="normal" style:font-name-asian="Lucida Console" style:font-size-asian="16pt" style:font-weight-asian="normal" style:font-name-complex="Lucida Console" style:font-size-complex="16pt" style:font-weight-complex="normal"/>
    </style:style>
    <style:style style:name="T22" style:family="text">
      <style:text-properties style:use-window-font-color="true" fo:font-size="18pt" fo:font-weight="normal" style:font-size-asian="18pt" style:font-weight-asian="normal" style:font-size-complex="18pt" style:font-weight-complex="normal"/>
    </style:style>
    <style:style style:name="T23" style:family="text">
      <style:text-properties style:use-window-font-color="true" style:font-name="Times New Roman" fo:font-size="18pt" fo:font-weight="normal" style:font-name-asian="Lucida Console" style:font-size-asian="18pt" style:font-weight-asian="normal" style:font-name-complex="Lucida Console" style:font-size-complex="18pt" style:font-weight-complex="normal"/>
    </style:style>
    <style:style style:name="T24" style:family="text">
      <style:text-properties style:use-window-font-color="true" style:font-name="Times New Roman" fo:font-size="18pt" fo:font-style="italic" fo:font-weight="normal" style:font-name-asian="Lucida Console" style:font-size-asian="18pt" style:font-style-asian="italic" style:font-weight-asian="normal" style:font-name-complex="Lucida Console" style:font-size-complex="18pt" style:font-style-complex="italic" style:font-weight-complex="normal"/>
    </style:style>
    <style:style style:name="T25" style:family="text">
      <style:text-properties fo:font-weight="bold" style:font-weight-asian="bold" style:font-weight-complex="bold"/>
    </style:style>
    <style:style style:name="T26" style:family="text">
      <style:text-properties style:font-name="Times New Roman"/>
    </style:style>
    <style:style style:name="T27" style:family="text">
      <style:text-properties style:font-name="Times New Roman" fo:font-weight="normal" style:font-weight-asian="normal" style:font-weight-complex="normal"/>
    </style:style>
    <style:style style:name="T28" style:family="text">
      <style:text-properties fo:font-style="italic" style:font-style-asian="italic" style:font-style-complex="italic"/>
    </style:style>
    <style:style style:name="T29" style:family="text">
      <style:text-properties fo:color="#0066cc"/>
    </style:style>
    <style:style style:name="T30" style:family="text">
      <style:text-properties fo:color="#944794"/>
    </style:style>
    <style:style style:name="T31" style:family="text">
      <style:text-properties style:font-name="Courier New1"/>
    </style:style>
    <style:style style:name="T3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3"/>
      <text:p text:style-name="P3"/>
      <text:p text:style-name="P3">Journées Perl 2016</text:p>
      <text:p text:style-name="P3">Paris, 24 et 25 juin 2016</text:p>
      <text:p text:style-name="P1"/>
      <text:p text:style-name="P1"/>
      <text:p text:style-name="P1"/>
      <text:p text:style-name="P5"/>
      <text:p text:style-name="P78">Perl 6 – Un langage résolument moderne</text:p>
      <text:p text:style-name="P79"/>
      <text:p text:style-name="P1"/>
      <text:p text:style-name="P1"/>
      <text:p text:style-name="P2">Laurent Rosenfeld</text:p>
      <text:p text:style-name="Standard"/>
      <text:p text:style-name="Standard"/>
      <text:p text:style-name="P12"/>
      <text:p text:style-name="P14"/>
      <text:list xml:id="list7626268827648536330" text:style-name="L1">
        <text:list-item>
          <text:p text:style-name="P72">Perl 6 : nouvelle mouture du langage Perl (sortie en déc. 2015) </text:p>
        </text:list-item>
        <text:list-item>
          <text:p text:style-name="P72">Il reste dans l'esprit de Perl 5 :</text:p>
          <text:list>
            <text:list-item>
              <text:p text:style-name="P43">Fais ce que je veux dire (DWIM)</text:p>
            </text:list-item>
            <text:list-item>
              <text:p text:style-name="P43">Il y a plusieurs façons de le faire (TIMTOWTDI)</text:p>
            </text:list-item>
            <text:list-item>
              <text:p text:style-name="P43">Les choses faciles doivent être simples et les choses difficiles doivent être possibles</text:p>
              <text:p text:style-name="P43"/>
            </text:list-item>
          </text:list>
        </text:list-item>
        <text:list-item>
          <text:p text:style-name="P72">Il est en même temps radicalement nouveau</text:p>
          <text:list>
            <text:list-item>
              <text:p text:style-name="P43">Syntaxe proche de Perl 5, mais rompant avec la compatibilité ascendante</text:p>
            </text:list-item>
            <text:list-item>
              <text:p text:style-name="P43">Langage multiparadigme</text:p>
              <text:list>
                <text:list-item>
                  <text:p text:style-name="P51">Programmation procédurale, fonctionnelle ou orientée objet</text:p>
                </text:list-item>
              </text:list>
            </text:list-item>
            <text:list-item>
              <text:p text:style-name="P43">Typage « graduel » : vous choisissez le typage dont vous avez besoin :</text:p>
              <text:list>
                <text:list-item>
                  <text:p text:style-name="P51">typage statique fort (strict) ou typage dynamique </text:p>
                </text:list-item>
              </text:list>
            </text:list-item>
            <text:list-item>
              <text:p text:style-name="P43">Système de programmation objet particulièrement moderne</text:p>
            </text:list-item>
            <text:list-item>
              <text:p text:style-name="P43">Refonte des expressions régulières et extension à des grammaires en bonne est due forme</text:p>
              <text:list>
                <text:list-item>
                  <text:p text:style-name="P51">Un programme Perl 6 est compilé avec une grammaire en Perl 6</text:p>
                </text:list-item>
              </text:list>
            </text:list-item>
            <text:list-item>
              <text:p text:style-name="P43">Système de parallélisme et de programmation concurrente de haut niveau</text:p>
            </text:list-item>
          </text:list>
        </text:list-item>
      </text:list>
      <text:p text:style-name="P11"/>
      <text:p text:style-name="P71">Rakudo : première version de production de Perl 6 : décembre 2015</text:p>
      <text:list xml:id="list9208535765959602318" text:style-name="L2">
        <text:list-item>
          <text:p text:style-name="P44">Distributions disponibles sous Linux, Max et Windows</text:p>
        </text:list-item>
        <text:list-item>
          <text:p text:style-name="P44">Contient :</text:p>
          <text:list>
            <text:list-item>
              <text:p text:style-name="P44">La machine virtuelle MoarVM et le compilateur, </text:p>
            </text:list-item>
            <text:list-item>
              <text:p text:style-name="P44">Des modules et un installateur de module, Panda</text:p>
            </text:list-item>
            <text:list-item>
              <text:p text:style-name="P44">Un débogueur et un interpréteur à la ligne de commande, REPL</text:p>
            </text:list-item>
            <text:list-item>
              <text:p text:style-name="P44">Une documentation abondante</text:p>
            </text:list-item>
            <text:list-item>
              <text:p text:style-name="P55"><text:span text:style-name="T1">Téléchargement : </text:span><text:span text:style-name="T5">http://rakudo.org/downloads/star/</text:span></text:p>
            </text:list-item>
          </text:list>
        </text:list-item>
      </text:list>
      <text:p text:style-name="Standard"/>
      <text:p text:style-name="P6"><text:span text:style-name="T29">Installation de Rakudo-Star :</text:span> <text:span text:style-name="T5">http://rakudo.org/how-to-get-rakudo/</text:span></text:p>
      <text:list xml:id="list20287072" text:continue-numbering="true" text:style-name="L2">
        <text:list-item>
          <text:p text:style-name="P44">Sous Windows ou Mac : fichier .msi ou .dmg</text:p>
        </text:list-item>
        <text:list-item>
          <text:p text:style-name="P44">Sous Linux : utiliser un package ou télécharger les sources et compiler les exécutables</text:p>
        </text:list-item>
      </text:list>
      <text:p text:style-name="Standard"/>
      <text:p text:style-name="P26">$ wget http://rakudo.org/downloads/star/rakudo-star-2016.01.tar.gz</text:p>
      <text:p text:style-name="P26">$ tar xzf rakudo-star-2016.01.tar.gz</text:p>
      <text:p text:style-name="P26">$ cd rakudo-star-2016.01</text:p>
      <text:p text:style-name="P26">$ perl Configure.pl --backend=moar --gen-moar</text:p>
      <text:p text:style-name="P26">$ make</text:p>
      <text:p text:style-name="P26">$ make rakudo-test</text:p>
      <text:p text:style-name="P26">$ make rakudo-spectest</text:p>
      <text:p text:style-name="P26">$ make install</text:p>
      <text:p text:style-name="P27"/>
      <text:p text:style-name="P81">Combien fait l'opération suivante : <text:span text:style-name="T30">0,3 - 0,2 – 0,1</text:span> ?</text:p>
      <text:list xml:id="list20281659" text:continue-numbering="true" text:style-name="L2">
        <text:list-item>
          <text:list>
            <text:list-item>
              <text:p text:style-name="P44">En Perl 5 :</text:p>
            </text:list-item>
          </text:list>
        </text:list-item>
      </text:list>
      <text:p text:style-name="P18">$ perl -E 'say 0.3 - 0.2 - 0.1;'</text:p>
      <text:p text:style-name="P18">-2.77555756156289e-17</text:p>
      <text:list xml:id="list20292198" text:continue-numbering="true" text:style-name="L2">
        <text:list-item>
          <text:list>
            <text:list-item>
              <text:p text:style-name="P44">En Ruby :</text:p>
              <text:list>
                <text:list-item>
                  <text:list>
                    <text:list-header>
                      <text:p text:style-name="P35">$ irb</text:p>
                      <text:p text:style-name="P35">irb(main):001:0&gt; <text:s/>puts 0.3 - 0.2 - 0.1</text:p>
                      <text:p text:style-name="P35">-2.7755575615628914e-17</text:p>
                    </text:list-header>
                  </text:list>
                </text:list-item>
              </text:list>
            </text:list-item>
            <text:list-item>
              <text:p text:style-name="P44">En Python 3 :</text:p>
              <text:list>
                <text:list-item>
                  <text:list>
                    <text:list-header>
                      <text:p text:style-name="P32">&gt;&gt;&gt; print (0.3 - 0.2 - 0.1)</text:p>
                      <text:p text:style-name="P32">-2.7755575615628914e-17</text:p>
                    </text:list-header>
                  </text:list>
                </text:list-item>
              </text:list>
              <text:p text:style-name="P44">NB : en Python 2 : -2.77555756156e-17</text:p>
            </text:list-item>
            <text:list-item>
              <text:p text:style-name="P44">Java et TCL : comme Ruby et Python 3 : -2.7755575615628914e-17</text:p>
            </text:list-item>
            <text:list-item>
              <text:p text:style-name="P44">En C (gcc) : </text:p>
              <text:list>
                <text:list-item>
                  <text:list>
                    <text:list-header>
                      <text:p text:style-name="P32">$ ./sum_fl.exe</text:p>
                      <text:p text:style-name="P32"><text:s text:c="2"/>-2.775558e-17</text:p>
                    </text:list-header>
                  </text:list>
                </text:list-item>
              </text:list>
              <text:p text:style-name="P44">NB : avec des <text:span text:style-name="T3">long double</text:span>, résultat plus proche :<text:span text:style-name="T27"> </text:span><text:span text:style-name="T12">1.122486e-317, mais toujours pas 0</text:span></text:p>
              <text:p text:style-name="P44"><text:span text:style-name="T12"/></text:p>
            </text:list-item>
          </text:list>
        </text:list-item>
      </text:list>
      <text:p text:style-name="P71">Ces résultats ne sont pas dus à une faiblesse de ces langages</text:p>
      <text:list xml:id="list20289579" text:continue-numbering="true" text:style-name="L2">
        <text:list-item>
          <text:list>
            <text:list-item>
              <text:p text:style-name="P44">Ce sont nos ordinateurs qui ne savent pas compter correctement...</text:p>
            </text:list-item>
            <text:list-item>
              <text:p text:style-name="P44">… et ça fait plus de 50 ans que ça dure !</text:p>
            </text:list-item>
          </text:list>
        </text:list-item>
      </text:list>
      <text:p text:style-name="P81">En Perl 6 (test fait avec la boucle REPL) :</text:p>
      <text:list xml:id="list20289468" text:continue-numbering="true" text:style-name="L2">
        <text:list-item>
          <text:list>
            <text:list-header>
              <text:p text:style-name="P56"/>
            </text:list-header>
          </text:list>
        </text:list-item>
      </text:list>
      <text:p text:style-name="P33">&gt;<text:span text:style-name="T8"> my $l'addition-devrait-être-zéro = .3 - .2 - .1;</text:span></text:p>
      <text:p text:style-name="P18">0</text:p>
      <text:p text:style-name="P18">&gt; say sprintf "%.50f", $l'addition-devrait-être-zéro;</text:p>
      <text:p text:style-name="P18">0.00000000000000000000000000000000000000000000000000</text:p>
      <text:list xml:id="list20289627" text:continue-numbering="true" text:style-name="L2">
        <text:list-item>
          <text:list>
            <text:list-header>
              <text:p text:style-name="P44"/>
              <text:p text:style-name="P44">On peut même comparer le résultat avec 0 :</text:p>
            </text:list-header>
          </text:list>
        </text:list-item>
      </text:list>
      <text:p text:style-name="P18">&gt; say "Vrai" if $l'addition-devrait-être-zéro == 0;</text:p>
      <text:p text:style-name="P18">Vrai</text:p>
      <text:list xml:id="list20280000" text:continue-numbering="true" text:style-name="L2">
        <text:list-item>
          <text:list>
            <text:list-header>
              <text:p text:style-name="P44"/>
              <text:p text:style-name="P44">Ne faites pas ce genre de comparaison avec les langages précédents</text:p>
              <text:p text:style-name="P44"/>
            </text:list-header>
          </text:list>
        </text:list-item>
      </text:list>
      <text:p text:style-name="P71">Perl 6 fait vraiment ce que nous voulons dire (DWIM) :</text:p>
      <text:list xml:id="list20283464" text:continue-numbering="true" text:style-name="L2">
        <text:list-item>
          <text:list>
            <text:list-item>
              <text:p text:style-name="P44">J'attends que 0,3 – 0,2 – 01 soit égal à 0...</text:p>
            </text:list-item>
            <text:list-item>
              <text:p text:style-name="P44">… et c'est bien le cas avec Perl 6 !</text:p>
            </text:list-item>
            <text:list-item>
              <text:p text:style-name="P44">Nos ordinateurs comptent mal, mais pas avec Perl 6 ! C'est cela un langage moderne.</text:p>
            </text:list-item>
            <text:list-item>
              <text:p text:style-name="P44">En interne, valeurs <text:span text:style-name="T3">Rat</text:span> stockées comme des paires numérateur – dénominateur :</text:p>
            </text:list-item>
          </text:list>
        </text:list-item>
      </text:list>
      <text:p text:style-name="P20">&gt; say .3.nude</text:p>
      <text:p text:style-name="P20">(3 10)</text:p>
      <text:p text:style-name="P81">Les variables et identifiants</text:p>
      <text:list xml:id="list20294975" text:continue-numbering="true" text:style-name="L2">
        <text:list-item>
          <text:list>
            <text:list-item>
              <text:p text:style-name="P44">Remarque sur la variable <text:span text:style-name="T11">$l'addition-devrait-être-zéro</text:span></text:p>
              <text:list>
                <text:list-item>
                  <text:p text:style-name="P57"><text:span text:style-name="T13">Doit être déclarée avec le mot-clef </text:span><text:span text:style-name="T9">my</text:span><text:span text:style-name="T13"> (ou un autre déclarateur)</text:span></text:p>
                </text:list-item>
                <text:list-item>
                  <text:p text:style-name="P59">Contient une apostrophe et des tirets</text:p>
                </text:list-item>
                <text:list-item>
                  <text:p text:style-name="P59">Contient des caractères accentués (ou des lettres unicodes quelconques), par exemple :</text:p>
                  <text:p text:style-name="P59"/>
                </text:list-item>
              </text:list>
            </text:list-item>
          </text:list>
        </text:list-item>
      </text:list>
      <text:p text:style-name="P21">&gt; my $φ = (5**.5 + 1)/2; <text:s text:c="5"/># nombre d'or</text:p>
      <text:p text:style-name="P21">1.61803398874989</text:p>
      <text:p text:style-name="P21">&gt; say "Le nombre d'or est égal à $φ.";</text:p>
      <text:p text:style-name="P21">Le nombre d'or est égal à 1.61803398874989.</text:p>
      <text:list xml:id="list6727687004779052100" text:style-name="L3">
        <text:list-item>
          <text:list>
            <text:list-header>
              <text:p text:style-name="P61"/>
              <text:list>
                <text:list-item>
                  <text:p text:style-name="P52"><text:span text:style-name="T12">« </text:span><text:span text:style-name="T9">$</text:span><text:span text:style-name="T12"> » pour des variables scalaires (valeurs uniques) ;</text:span></text:p>
                </text:list-item>
                <text:list-item>
                  <text:p text:style-name="P52"><text:span text:style-name="T12">« </text:span><text:span text:style-name="T9">@</text:span><text:span text:style-name="T12"> » pour les tableaux (listes de valeurs indexées par des entiers) ;</text:span></text:p>
                </text:list-item>
                <text:list-item>
                  <text:p text:style-name="P52"><text:span text:style-name="T12">« </text:span><text:span text:style-name="T9">%</text:span><text:span text:style-name="T12"> » pour des hachages (ensembles de paires clef-valeur)</text:span></text:p>
                </text:list-item>
                <text:list-item>
                  <text:p text:style-name="P60">Un tableau ou un hachage conserve son sigil quand on accède à un élément :</text:p>
                </text:list-item>
              </text:list>
            </text:list-header>
          </text:list>
        </text:list-item>
      </text:list>
      <text:p text:style-name="P21">&gt; my @tableau = 1, 2, 4, 6;</text:p>
      <text:p text:style-name="P21">[1 2 4 6]</text:p>
      <text:p text:style-name="P21">&gt; say @tableau[2];</text:p>
      <text:p text:style-name="P21">4</text:p>
      <text:p text:style-name="P21">&gt; my %hachage = jan =&gt; 1, fév =&gt; 2, mar =&gt; 3;</text:p>
      <text:p text:style-name="P21">fév =&gt; 2, jan =&gt; 1, mar =&gt; 3</text:p>
      <text:p text:style-name="P21">&gt; say %hachage{"fév"};</text:p>
      <text:p text:style-name="P19">2</text:p>
      <text:p text:style-name="P82">Portée des variables</text:p>
      <text:list xml:id="list20275883" text:continue-numbering="true" text:style-name="L3">
        <text:list-item>
          <text:list>
            <text:list-item>
              <text:p text:style-name="P58"><text:span text:style-name="T14">Le mot-clef </text:span><text:span text:style-name="T10">my</text:span><text:span text:style-name="T14"> introduit une variable lexicale, c'est-à-dire locale au bloc de code dans laquelle elle se trouve (essentiellement comme en Perl 5)</text:span></text:p>
            </text:list-item>
          </text:list>
        </text:list-item>
      </text:list>
      <text:p text:style-name="P23">{</text:p>
      <text:p text:style-name="P23"><text:s text:c="4"/>my Str $var = "chaîne de caractères";</text:p>
      <text:p text:style-name="P23"><text:s text:c="4"/>say $var; <text:s text:c="9"/># affiche "chaîne de caractères"</text:p>
      <text:p text:style-name="P23">}</text:p>
      <text:p text:style-name="P23">say $var; # ERREUR: $var n'est plus accessible</text:p>
      <text:p text:style-name="P28"/>
      <text:p text:style-name="P73">Typage des données</text:p>
      <text:p text:style-name="P29"><text:span text:style-name="T13">On peut déclarer une variable avec un </text:span><text:span text:style-name="T15">type</text:span><text:span text:style-name="T13"> imposant des contraintes :</text:span></text:p>
      <text:p text:style-name="P23">my Int $c;</text:p>
      <text:p text:style-name="P23">$c = 4; <text:s text:c="15"/># tout va bien, $c vaut 4</text:p>
      <text:p text:style-name="P23">say $c.WHAT <text:s text:c="11"/># (Int)</text:p>
      <text:p text:style-name="P25">$c = 4.2; <text:s text:c="13"/># ERREUR : Type check failed in assignment to $c...</text:p>
      <text:list xml:id="list8145552967832007999" text:style-name="L4">
        <text:list-item>
          <text:list>
            <text:list-item>
              <text:list>
                <text:list-item>
                  <text:list>
                    <text:list-item>
                      <text:p text:style-name="P92"><text:span text:style-name="T13">Notez l'opérateur « </text:span><text:span text:style-name="T9">.</text:span><text:span text:style-name="T13"> » utilisé pour l'appel d'une méthode (et non plus « </text:span><text:span text:style-name="T9">-&gt;</text:span><text:span text:style-name="T13"> »)</text:span></text:p>
                    </text:list-item>
                  </text:list>
                </text:list-item>
              </text:list>
            </text:list-item>
          </text:list>
        </text:list-item>
      </text:list>
      <text:p text:style-name="P28">Mais la déclaration n'est pas indispensable, Perl 6 « se débrouille » pour trouver le type si nécessaire :</text:p>
      <text:p text:style-name="P25">my $d = 4.2; <text:s text:c="10"/># Pourrait aussi s'écrire : my $d = Rat.new(42, 10);</text:p>
      <text:p text:style-name="P25">say $d.WHAT; <text:s text:c="10"/># (Rat)</text:p>
      <text:p text:style-name="P25">say '$d = ', $d.numerator, " / ", </text:p>
      <text:p text:style-name="P25"><text:s text:c="4"/>$d.denominator; <text:s text:c="3"/># affiche : $d = 21 / 5</text:p>
      <text:p text:style-name="P28">C'est ce que l'on appelle le « typage graduel », combinaison de typage statique et dynamique</text:p>
      <text:p text:style-name="P73"><text:soft-page-break/>Les types</text:p>
      <text:p text:style-name="P29"><text:span text:style-name="T13">Les variables </text:span><text:span text:style-name="T9">$c</text:span><text:span text:style-name="T13"> et </text:span><text:span text:style-name="T9">$d</text:span><text:span text:style-name="T13"> sont assimilables à des objets et peuvent invoquer des méthodes (ce ne sont pas vraiment des objets, c'est du </text:span><text:span text:style-name="T15">boxing</text:span><text:span text:style-name="T13">, mais, en interne, c'est par un système à objets que sont définis les types).</text:span></text:p>
      <text:p text:style-name="P29"><text:span text:style-name="T13">Les types les plus courants n'ont pas besoin d'un constructeur. Par exemple, il y a plusieurs manière de créer des nombres de type </text:span><text:span text:style-name="T9">Complex</text:span><text:span text:style-name="T13"> :</text:span></text:p>
      <text:p text:style-name="P25">my $z1 = 5 + 3i;</text:p>
      <text:p text:style-name="P25">say $z1.WHAT; <text:s text:c="18"/># (Complex)</text:p>
      <text:p text:style-name="P25">my $z2 = Complex.new(4, 9); <text:s text:c="4"/># 4+9i</text:p>
      <text:p text:style-name="P25">my Complex $z3 = 2 + 5i;</text:p>
      <text:p text:style-name="P25">say $z1 + $z2 + $z3; <text:s text:c="11"/># affiche : 11+17i</text:p>
      <text:p text:style-name="P28">Une simple affectation suffit, mais c'est un peu plus compliqué avec un type date :</text:p>
      <text:p text:style-name="P25">my $d = Date.new(2015, 12, 24); # Veille de Noël : 2015-12-24</text:p>
      <text:p text:style-name="P25">say $d.year; <text:s text:c="19"/># 2015</text:p>
      <text:p text:style-name="P25">say $d.month; <text:s text:c="18"/># 12</text:p>
      <text:p text:style-name="P25">say $d.day; <text:s text:c="20"/># 24</text:p>
      <text:p text:style-name="P25">say $d.day-of-week; <text:s text:c="12"/># 4 <text:s/>(donc, jeudi)</text:p>
      <text:p text:style-name="P25">my $n = Date.new('2015-12-31'); # Saint-Sylvestre</text:p>
      <text:p text:style-name="P25">say $n - $d; <text:s text:c="19"/># 7 (delta 7 jours)</text:p>
      <text:p text:style-name="P25">say $n + 1; <text:s text:c="20"/># 2016-01-01</text:p>
      <text:p text:style-name="P28">Mais la syntaxe avec le constructeur <text:span text:style-name="T3">new</text:span> était ici nécessaire, sinon on a une simple soustraction :</text:p>
      <text:p text:style-name="P21">&gt; my $d = 2015-12-25; <text:s/># Non, ce n'est pas Noël</text:p>
      <text:p text:style-name="P21">1978</text:p>
      <text:p text:style-name="P28"/>
      <text:p text:style-name="P82">Le type chaîne de caractère (<text:span text:style-name="T4">Str</text:span>)</text:p>
      <text:list xml:id="list20289191" text:continue-list="list20275883" text:style-name="L3">
        <text:list-item>
          <text:list>
            <text:list-item>
              <text:p text:style-name="P46">Généralement délimitées par des apostrophes (ou <text:span text:style-name="T28">single quotes</text:span>) ou des guillemets, avec le même sémantique d'interpolation des variables qu'un Perl 5</text:p>
            </text:list-item>
          </text:list>
        </text:list-item>
      </text:list>
      <text:p text:style-name="P25">my $user = 'Larry';</text:p>
      <text:p text:style-name="P25">say "Bonjour, $user !"; <text:s text:c="3"/># Bonjour Larry !</text:p>
      <text:p text:style-name="P25">say 'Bonjour, $user !'; <text:s text:c="3"/># Bonjour $user !</text:p>
      <text:p text:style-name="P10"/>
      <text:list xml:id="list20292204" text:continue-numbering="true" text:style-name="L3">
        <text:list-item>
          <text:list>
            <text:list-item>
              <text:p text:style-name="P46">L'opérateur de concaténation est le tilde « ~ » :</text:p>
            </text:list-item>
          </text:list>
        </text:list-item>
      </text:list>
      <text:p text:style-name="P24">say "Hello" ~ "World !"; <text:s text:c="2"/># Hello World !</text:p>
      <text:list xml:id="list20273839" text:continue-numbering="true" text:style-name="L3">
        <text:list-item>
          <text:list>
            <text:list-header>
              <text:p text:style-name="P65"/>
            </text:list-header>
            <text:list-item>
              <text:p text:style-name="P46">Il existe de nombreuses fonctions ou méthodes travaillant sur les chaînes :</text:p>
            </text:list-item>
          </text:list>
        </text:list-item>
      </text:list>
      <text:p text:style-name="P25">my $nom = "Charlie";</text:p>
      <text:p text:style-name="P25">say flip $nom; <text:s/># eilrahC (syntaxe fonctionnelle)</text:p>
      <text:p text:style-name="P25">say $nom.flip; <text:s/># eilrahC (syntaxe de méthode)</text:p>
      <text:p text:style-name="P25">say uc $nom; <text:s text:c="3"/># CHARLIE</text:p>
      <text:p text:style-name="P25">say $nom.uc; <text:s text:c="3"/># idem</text:p>
      <text:p text:style-name="P25">say $nom.chars; # 7 (nombre de caractères)</text:p>
      <text:p text:style-name="P25">say substr $nom, 2, 3; # arl (sous-chaîne)</text:p>
      <text:p text:style-name="P25">say "Je suis " ~ $nom; # Je suis Charlie (concaténation)</text:p>
      <text:list xml:id="list20277027" text:continue-numbering="true" text:style-name="L3">
        <text:list-item>
          <text:list>
            <text:list-header>
              <text:p text:style-name="P65"/>
            </text:list-header>
            <text:list-item>
              <text:p text:style-name="P46">La plupart des sous-routines internes acceptent une syntaxe de fonction ou de méthode</text:p>
            </text:list-item>
            <text:list-item>
              <text:p text:style-name="P46">On peut les combiner à volonté, notamment pour clarifier la précédence :</text:p>
            </text:list-item>
          </text:list>
        </text:list-item>
      </text:list>
      <text:p text:style-name="P21">&gt; say flip "Charlie".substr(2, 3).uc</text:p>
      <text:list xml:id="list20286018" text:continue-numbering="true" text:style-name="L3">
        <text:list-item>
          <text:list>
            <text:list-header>
              <text:p text:style-name="P37">LRA</text:p>
            </text:list-header>
          </text:list>
        </text:list-item>
      </text:list>
      <text:p text:style-name="P86">Les types numériques </text:p>
      <text:p text:style-name="P4"/>
      <text:list xml:id="list20270822" text:continue-numbering="true" text:style-name="L3">
        <text:list-item>
          <text:list>
            <text:list-item>
              <text:p text:style-name="P46">Nous avons vu les types <text:span text:style-name="T3">Int</text:span>, <text:span text:style-name="T3">Rat</text:span> (rationnel) et <text:span text:style-name="T3">Complex</text:span>. Il y a aussi un type <text:span text:style-name="T3">Num</text:span> :</text:p>
              <text:p text:style-name="P46"/>
            </text:list-item>
          </text:list>
        </text:list-item>
      </text:list>
      <text:p text:style-name="P25">say 42.WHAT; <text:s text:c="9"/># (Int)</text:p>
      <text:p text:style-name="P25">say 42.7.WHAT; <text:s text:c="7"/># (Rat)</text:p>
      <text:p text:style-name="P25">say 2.sqrt.WHAT; <text:s text:c="5"/># (Num)</text:p>
      <text:p text:style-name="P25">say 5.log.WHAT; <text:s text:c="6"/># (Num)</text:p>
      <text:p text:style-name="P25">say 1e17.WHAT; <text:s text:c="7"/># (Num)</text:p>
      <text:p text:style-name="P25"/>
      <text:p text:style-name="P4"/>
      <text:list xml:id="list20291758" text:continue-numbering="true" text:style-name="L3">
        <text:list-item>
          <text:list>
            <text:list-item>
              <text:p text:style-name="P46">Nombreuses fonctions ou méthodes pour travailler sur les nombres :</text:p>
              <text:p text:style-name="P46"/>
            </text:list-item>
          </text:list>
        </text:list-item>
      </text:list>
      <text:p text:style-name="P25">say 19.is-prime; <text:s text:c="5"/># True (19 est premier)</text:p>
      <text:p text:style-name="P25">say 42.7.denominator; # 10</text:p>
      <text:p text:style-name="P25">say 42.7.nude; <text:s text:c="7"/># (427 10), c-à-d 427/10</text:p>
      <text:p text:style-name="P4"/>
      <text:list xml:id="list20287274" text:continue-numbering="true" text:style-name="L3">
        <text:list-item>
          <text:list>
            <text:list-item>
              <text:p text:style-name="P46">On peut définir des « sous-types » ou sous-ensembles de types existants :</text:p>
              <text:p text:style-name="P46"/>
            </text:list-item>
          </text:list>
        </text:list-item>
      </text:list>
      <text:p text:style-name="P25">subset Impair of Int where { $_ % 2 }; <text:s text:c="5"/># non divisibles par 2</text:p>
      <text:p text:style-name="P25"><text:s text:c="22"/># Impair est maintenant un sous-type</text:p>
      <text:p text:style-name="P25">my Impair $x = 3; <text:s text:c="4"/># OK</text:p>
      <text:p text:style-name="P25">my Impair $y = 2; <text:s text:c="4"/># ERREUR : Type check failed in assignment to $y...</text:p>
      <text:p text:style-name="P86">Les tableaux</text:p>
      <text:list xml:id="list20287337" text:continue-numbering="true" text:style-name="L3">
        <text:list-item>
          <text:list>
            <text:list-item>
              <text:p text:style-name="P46">Variables contenant des listes mutables de valeurs (comme en Perl 5)</text:p>
            </text:list-item>
            <text:list-item>
              <text:p text:style-name="P46">le sigil « <text:span text:style-name="T3">@</text:span> » est conservé lors de l'accès à des éléments individuels :</text:p>
            </text:list-item>
          </text:list>
        </text:list-item>
      </text:list>
      <text:p text:style-name="P25">my @nombres_shadoks = ['GA', 'BU', 'ZO', 'MEU'];</text:p>
      <text:p text:style-name="P25">say @nombres_shadoks[1]; <text:s text:c="4"/># imprime: BU</text:p>
      <text:list xml:id="list20284929" text:continue-numbering="true" text:style-name="L3">
        <text:list-item>
          <text:list>
            <text:list-header>
              <text:p text:style-name="P46"/>
            </text:list-header>
            <text:list-item>
              <text:p text:style-name="P46">Si les éléments sont sans espace on peut utiliser l'opérateur de citation de liste <text:span text:style-name="T3">&lt;...&gt;</text:span> :</text:p>
              <text:p text:style-name="P46"/>
            </text:list-item>
          </text:list>
        </text:list-item>
      </text:list>
      <text:p text:style-name="P21">&gt; my @nombres_shadoks = &lt;GA BU ZO MEU&gt;;</text:p>
      <text:p text:style-name="P21">[GA BU ZO MEU]</text:p>
      <text:p text:style-name="P21">&gt; say @nombres_shadoks.elems; # nombre d'éléments</text:p>
      <text:p text:style-name="P21">4</text:p>
      <text:p text:style-name="P21">&gt; my $dernier = pop @nombres_shadoks;</text:p>
      <text:p text:style-name="P21">MEU</text:p>
      <text:p text:style-name="P21">&gt; say @nombres_shadoks;</text:p>
      <text:p text:style-name="P21">[GA BU ZO]</text:p>
      <text:p text:style-name="P21">&gt; say elems @nombres_shadoks; # nombre d'éléments</text:p>
      <text:p text:style-name="P21">3</text:p>
      <text:p text:style-name="P21">&gt; say "Les shadoks ont perdu leur dernier chiffre: $dernier";</text:p>
      <text:p text:style-name="P21">Les shadoks ont perdu leur dernier chiffre: MEU</text:p>
      <text:p text:style-name="P21">&gt; push @nombres_shadoks, $dernier;</text:p>
      <text:p text:style-name="P21">[GA BU ZO MEU]</text:p>
      <text:list xml:id="list20278511" text:continue-numbering="true" text:style-name="L3">
        <text:list-item>
          <text:list>
            <text:list-item>
              <text:list>
                <text:list-header>
                  <text:p text:style-name="P46"/>
                </text:list-header>
              </text:list>
            </text:list-item>
          </text:list>
        </text:list-item>
      </text:list>
      <text:p text:style-name="P17">On remarque ci-dessus l'utilisation des fonctions <text:span text:style-name="T3">pop</text:span> et <text:span text:style-name="T3">push</text:span> connues en Perl 5</text:p>
      <text:p text:style-name="P86">Les hachages</text:p>
      <text:list xml:id="list20284927" text:continue-numbering="true" text:style-name="L3">
        <text:list-item>
          <text:list>
            <text:list-item>
              <text:p text:style-name="P46">Ensemble de paires clef-valeur accessibles via la clef. </text:p>
            </text:list-item>
            <text:list-item>
              <text:p text:style-name="P46">On peut en construire avec une syntaxe de liste :</text:p>
            </text:list-item>
          </text:list>
        </text:list-item>
      </text:list>
      <text:p text:style-name="P21">&gt; my %capitales = &lt;Italie Rome Allemagne Berlin Espagne Madrid&gt;;</text:p>
      <text:p text:style-name="P21">Allemagne =&gt; Berlin, Espagne =&gt; Madrid, Italie =&gt; Rome</text:p>
      <text:list xml:id="list20285302" text:continue-numbering="true" text:style-name="L3">
        <text:list-item>
          <text:list>
            <text:list-item>
              <text:p text:style-name="P46">… ou utiliser « <text:span text:style-name="T3">=&gt;</text:span> », l'opérateur « virgule grasse » </text:p>
            </text:list-item>
          </text:list>
        </text:list-item>
      </text:list>
      <text:p text:style-name="P25">my %capitales = (Italie =&gt; "Rome", Allemagne =&gt; "Berlin", Espagne =&gt; "Madrid");</text:p>
      <text:list xml:id="list20265607" text:continue-numbering="true" text:style-name="L3">
        <text:list-item>
          <text:list>
            <text:list-item>
              <text:p text:style-name="P46">Pour ajouter un élément :</text:p>
            </text:list-item>
          </text:list>
        </text:list-item>
      </text:list>
      <text:p text:style-name="P25">%capitales{"France"} = "Paris";</text:p>
      <text:p text:style-name="P13"><text:s text:c="4"/>ou utiliser l'opérateur de citation :</text:p>
      <text:p text:style-name="P25">%capitales&lt;France&gt; = "Paris";</text:p>
      <text:p text:style-name="P13"><text:s text:c="4"/>ou utiliser la fonction <text:span text:style-name="T3">push</text:span><text:span text:style-name="T26"> </text:span>:</text:p>
      <text:p text:style-name="P25">push %capitales, (Danemark =&gt; "Copenhague");</text:p>
      <text:p text:style-name="P25">%capitales.push: (USA =&gt; "Washington");</text:p>
      <text:p text:style-name="P25">say %capitales.elems; <text:s text:c="2"/># 6 (nombre de paires)</text:p>
      <text:list xml:id="list20275875" text:continue-numbering="true" text:style-name="L3">
        <text:list-item>
          <text:list>
            <text:list-item>
              <text:p text:style-name="P46">Les fonctions ou méthodes <text:span text:style-name="T3">kv</text:span>, <text:span text:style-name="T3">keys</text:span> et <text:span text:style-name="T3">values</text:span> permettent de récupérer des listes de paires, de clefs ou de valeurs :</text:p>
            </text:list-item>
          </text:list>
        </text:list-item>
      </text:list>
      <text:p text:style-name="P21">&gt; say %capitales.kv</text:p>
      <text:p text:style-name="P21">(France Paris Allemagne Berlin Italie Rome USA Washington Danemark […] )</text:p>
      <text:p text:style-name="P21">&gt; say %capitales.keys;</text:p>
      <text:p text:style-name="P21">(France Allemagne Italie USA Danemark Espagne)</text:p>
      <text:p text:style-name="P21">&gt; say %capitales.values;</text:p>
      <text:p text:style-name="P21">(Paris Berlin Rome Washington Copenhague Madrid)</text:p>
      <text:p text:style-name="P86">Les opérateurs les plus courants (par ordre de précédence)</text:p>
      <text:p text:style-name="P16"/>
      <table:table table:name="Table1" table:style-name="Table1">
        <table:table-column table:style-name="Table1.A"/>
        <table:table-column table:style-name="Table1.B"/>
        <table:table-row>
          <table:table-cell table:style-name="Table1.A1" office:value-type="string">
            <text:p text:style-name="P31">.method</text:p>
          </table:table-cell>
          <table:table-cell table:style-name="Table1.B1" office:value-type="string">
            <text:p text:style-name="P30">Méthode post-fixée</text:p>
          </table:table-cell>
        </table:table-row>
        <table:table-row>
          <table:table-cell table:style-name="Table1.A2" office:value-type="string">
            <text:p text:style-name="P31">++ <text:s/>--</text:p>
          </table:table-cell>
          <table:table-cell table:style-name="Table1.B2" office:value-type="string">
            <text:p text:style-name="P30">Auto-incrémentation, auto-décrémentation (préfixées ou post-fixées)</text:p>
          </table:table-cell>
        </table:table-row>
        <table:table-row>
          <table:table-cell table:style-name="Table1.A2" office:value-type="string">
            <text:p text:style-name="P31">**</text:p>
          </table:table-cell>
          <table:table-cell table:style-name="Table1.B2" office:value-type="string">
            <text:p text:style-name="P30">Exponentielle</text:p>
          </table:table-cell>
        </table:table-row>
        <table:table-row>
          <table:table-cell table:style-name="Table1.A2" office:value-type="string">
            <text:p text:style-name="P31">! <text:s/>+ <text:s/>- <text:s/>~ <text:s/>? <text:s/>| <text:s/></text:p>
          </table:table-cell>
          <table:table-cell table:style-name="Table1.B2" office:value-type="string">
            <text:p text:style-name="P30">Symboles unaires : négation logique, plus, moins, concaténation, coercition booléenne, flatten</text:p>
          </table:table-cell>
        </table:table-row>
        <table:table-row>
          <table:table-cell table:style-name="Table1.A2" office:value-type="string">
            <text:p text:style-name="P31">* / % <text:s/>%% div gcd lcm</text:p>
          </table:table-cell>
          <table:table-cell table:style-name="Table1.B2" office:value-type="string">
            <text:p text:style-name="P30">Multiplication, division, modulo, divisibilité, division entière, PGDC, PPMC</text:p>
          </table:table-cell>
        </table:table-row>
        <table:table-row>
          <table:table-cell table:style-name="Table1.A2" office:value-type="string">
            <text:p text:style-name="P31">+ <text:s/>-</text:p>
          </table:table-cell>
          <table:table-cell table:style-name="Table1.B2" office:value-type="string">
            <text:p text:style-name="P30">Addition, soustraction</text:p>
          </table:table-cell>
        </table:table-row>
        <table:table-row>
          <table:table-cell table:style-name="Table1.A2" office:value-type="string">
            <text:p text:style-name="P31">x xx</text:p>
          </table:table-cell>
          <table:table-cell table:style-name="Table1.B2" office:value-type="string">
            <text:p text:style-name="P30">Réplication de chaîne (renvoie une chaîne), réplication d'élément (renvoie une liste)</text:p>
          </table:table-cell>
        </table:table-row>
        <table:table-row>
          <table:table-cell table:style-name="Table1.A2" office:value-type="string">
            <text:p text:style-name="P31">~ </text:p>
          </table:table-cell>
          <table:table-cell table:style-name="Table1.B2" office:value-type="string">
            <text:p text:style-name="P30">Concaténation de <text:s/>chaînes</text:p>
          </table:table-cell>
        </table:table-row>
        <table:table-row>
          <table:table-cell table:style-name="Table1.A2" office:value-type="string">
            <text:p text:style-name="P31">~~ != <text:s/>== <text:s/>&lt; <text:s/>&lt;= <text:s/>&gt; <text:s/>&gt;= eq ne lt le gt ge <text:s text:c="2"/></text:p>
          </table:table-cell>
          <table:table-cell table:style-name="Table1.B2" office:value-type="string">
            <text:p text:style-name="P30">Opérateur de comparaison intelligente, opérateurs de comparaisons numériques, opérateurs de comparaisons de chaînes</text:p>
          </table:table-cell>
        </table:table-row>
        <table:table-row>
          <table:table-cell table:style-name="Table1.A2" office:value-type="string">
            <text:p text:style-name="P31">&amp;&amp;</text:p>
          </table:table-cell>
          <table:table-cell table:style-name="Table1.B2" office:value-type="string">
            <text:p text:style-name="P30"><text:span text:style-name="T28">et</text:span> booléen (de haute précédence)</text:p>
          </table:table-cell>
        </table:table-row>
        <table:table-row>
          <table:table-cell table:style-name="Table1.A2" office:value-type="string">
            <text:p text:style-name="P31">||</text:p>
          </table:table-cell>
          <table:table-cell table:style-name="Table1.B2" office:value-type="string">
            <text:p text:style-name="P30"><text:span text:style-name="T28">ou</text:span> booléen (de haute précédence)</text:p>
          </table:table-cell>
        </table:table-row>
        <table:table-row>
          <table:table-cell table:style-name="Table1.A2" office:value-type="string">
            <text:p text:style-name="P31">?? !!</text:p>
          </table:table-cell>
          <table:table-cell table:style-name="Table1.B2" office:value-type="string">
            <text:p text:style-name="P30">Opérateur conditionnel ternaire</text:p>
          </table:table-cell>
        </table:table-row>
        <table:table-row>
          <table:table-cell table:style-name="Table1.A2" office:value-type="string">
            <text:p text:style-name="P31">= =&gt; += -= **= <text:s/>xx= <text:s/>.=</text:p>
          </table:table-cell>
          <table:table-cell table:style-name="Table1.B2" office:value-type="string">
            <text:p text:style-name="P30">Opérateurs d'affectation</text:p>
          </table:table-cell>
        </table:table-row>
        <table:table-row>
          <table:table-cell table:style-name="Table1.A2" office:value-type="string">
            <text:p text:style-name="P31">so not</text:p>
          </table:table-cell>
          <table:table-cell table:style-name="Table1.B2" office:value-type="string">
            <text:p text:style-name="P30">Booléens unaires de basse précédence : coercition booléenne et non logique</text:p>
          </table:table-cell>
        </table:table-row>
        <table:table-row>
          <table:table-cell table:style-name="Table1.A2" office:value-type="string">
            <text:p text:style-name="P31">and <text:s/>andthen</text:p>
          </table:table-cell>
          <table:table-cell table:style-name="Table1.B2" office:value-type="string">
            <text:p text:style-name="P30"><text:span text:style-name="T28">et</text:span> booléen (de basse précédence) – <text:span text:style-name="T3">andthen</text:span> : renvoie le premier élément non défini</text:p>
          </table:table-cell>
        </table:table-row>
        <table:table-row>
          <table:table-cell table:style-name="Table1.A2" office:value-type="string">
            <text:p text:style-name="P31">or xor orelse</text:p>
          </table:table-cell>
          <table:table-cell table:style-name="Table1.B2" office:value-type="string">
            <text:p text:style-name="P30"><text:span text:style-name="T28">ou</text:span> booléen (de basse précédence) – <text:span text:style-name="T3">orelse</text:span> : défini ou, comme //, mais de basse priorité</text:p>
          </table:table-cell>
        </table:table-row>
      </table:table>
      <text:p text:style-name="P7">Nous verrons plus loin que l'on peut construire ses propres opérateurs</text:p>
      <text:list xml:id="list2586570903977698561" text:style-name="L5">
        <text:list-item>
          <text:p text:style-name="P83">Les opérateurs – on en a tous rêvé, Perl 6 le fait :</text:p>
        </text:list-item>
      </text:list>
      <text:list xml:id="list20295513" text:continue-list="list20275875" text:style-name="L3">
        <text:list-item>
          <text:list>
            <text:list-item>
              <text:p text:style-name="P46">On peut chaîner les opérateurs de comparaison logique :</text:p>
            </text:list-item>
          </text:list>
        </text:list-item>
      </text:list>
      <text:p text:style-name="P25">say "Valeurs dans l'ordre" if $u &lt; $v &lt; $x &lt; $y &lt; $z;</text:p>
      <text:p text:style-name="P25"># équivaut à : ... if $u &lt; $v and $v &lt; $x and $x &lt; $y and $y &lt; $z</text:p>
      <text:list xml:id="list20291413" text:continue-numbering="true" text:style-name="L3">
        <text:list-item>
          <text:list>
            <text:list-item>
              <text:p text:style-name="P46">De même, les jonctions permettent d'écrire des comparaisons très concises :</text:p>
            </text:list-item>
          </text:list>
        </text:list-item>
      </text:list>
      <text:p text:style-name="P25">my $x = 7;</text:p>
      <text:p text:style-name="P25">say "Trouvé" if $x == 4|6|9|7|15; <text:s text:c="5"/># -&gt; Trouvé</text:p>
      <text:p text:style-name="P25"># Peut aussi s'écrire :</text:p>
      <text:p text:style-name="P25">say "Trouvé" if $x == any &lt;4 6 9 7 15&gt;;</text:p>
      <text:p text:style-name="P25"># équivaut à : ... if ($x == 4) or ($x == 6) or ($x == 9) or ...</text:p>
      <text:list xml:id="list6003244082361644275" text:style-name="L6">
        <text:list-item>
          <text:p text:style-name="P74">Le métaopérateur de réduction</text:p>
        </text:list-item>
      </text:list>
      <text:list xml:id="list20290950" text:continue-list="list20291413" text:style-name="L3">
        <text:list-item>
          <text:list>
            <text:list-item>
              <text:p text:style-name="P46">Les opérateurs travaillent sur des données, les métaopérateurs travaillent sur des opérateurs</text:p>
            </text:list-item>
            <text:list-item>
              <text:p text:style-name="P46">Le métaopérateur de réduction « [...] » transforme un opérateur infixé associatif quelconque en un opérateur de liste renvoyant un scalaire :</text:p>
            </text:list-item>
          </text:list>
        </text:list-item>
      </text:list>
      <text:p text:style-name="P21">&gt; say [+] 1, 2, 3, 4;</text:p>
      <text:list xml:id="list20285238" text:continue-numbering="true" text:style-name="L3">
        <text:list-item>
          <text:list>
            <text:list-header>
              <text:p text:style-name="P37">10</text:p>
            </text:list-header>
            <text:list-item>
              <text:p text:style-name="P46">De même, la factorielle peut se calculer ainsi :</text:p>
            </text:list-item>
          </text:list>
        </text:list-item>
      </text:list>
      <text:p text:style-name="P25">my $fact10 = [*] 1..10; <text:s text:c="2"/># -&gt; 3628800</text:p>
      <text:list xml:id="list6421018329060033809" text:style-name="L7">
        <text:list-item>
          <text:p text:style-name="P75">L'hyperopérateur «  » (peut aussi s'écrire  : &lt;&lt;  &gt;&gt;)</text:p>
        </text:list-item>
      </text:list>
      <text:list xml:id="list20279626" text:continue-list="list20285238" text:style-name="L3">
        <text:list-item>
          <text:list>
            <text:list-item>
              <text:p text:style-name="P46">Un hyperopérateur applique une opération à chaque membre d'une liste et renvoie une liste</text:p>
            </text:list-item>
          </text:list>
        </text:list-item>
      </text:list>
      <text:p text:style-name="P25">say 5 «*» &lt;3 4 5 6&gt;; <text:s text:c="2"/># -&gt; (15 20 25 30)</text:p>
      <text:p text:style-name="P25"># Opération membre à membre avec deux ou plusieurs listes:</text:p>
      <text:p text:style-name="P25">my @x = ('a'..'e') «~» (3..7) <text:s/>«~» ('v'..'z'); # -&gt; [a3v b4w c5x d6y e7z]</text:p>
      <text:p text:style-name="P86">Quizz</text:p>
      <text:list xml:id="list3555980219405722000" text:style-name="L8">
        <text:list-item>
          <text:p text:style-name="P76">Exercice 1 : PPMC des nombres de 1 à 20</text:p>
        </text:list-item>
      </text:list>
      <text:list xml:id="list20283863" text:continue-list="list20279626" text:style-name="L3">
        <text:list-item>
          <text:list>
            <text:list-item>
              <text:p text:style-name="P46">L'opérateur infixé <text:span text:style-name="T3">lcm</text:span> renvoie le PPMC de deux nombres. Calculer le plus petit entier positif divisible par tous les nombres de 1 à 20</text:p>
            </text:list-item>
            <text:list-item>
              <text:p text:style-name="P67">Le méta-opérateur <text:span text:style-name="T3">[…]</text:span> permet d'appliquer <text:span text:style-name="T3">lcm</text:span> aux nombres de l'intervalle 1..20</text:p>
            </text:list-item>
            <text:list-item>
              <text:p text:style-name="P67">&gt; say [lcm] 1..20;</text:p>
              <text:p text:style-name="P67">232792560 </text:p>
            </text:list-item>
          </text:list>
        </text:list-item>
      </text:list>
      <text:list xml:id="list20272976" text:continue-list="list3555980219405722000" text:style-name="L8">
        <text:list-header>
          <text:p text:style-name="P62"/>
        </text:list-header>
        <text:list-item>
          <text:p text:style-name="P76">Exercice 2 : Calculer la somme des chiffres de factorielle 100</text:p>
        </text:list-item>
      </text:list>
      <text:list xml:id="list20293434" text:continue-list="list20283863" text:style-name="L3">
        <text:list-item>
          <text:list>
            <text:list-item>
              <text:p text:style-name="P67">Nous utilisons deux fois le métaopérateur de réduction <text:span text:style-name="T3">[…]</text:span> une première fois avec la multiplication pour calculer 100 et une seconde fois pour la somme des chiffres du résultat. </text:p>
            </text:list-item>
            <text:list-item>
              <text:p text:style-name="P67">&gt; say [+] split '', [*] 2..100;</text:p>
            </text:list-item>
            <text:list-item>
              <text:p text:style-name="P67">648</text:p>
            </text:list-item>
          </text:list>
        </text:list-item>
      </text:list>
      <text:list xml:id="list20272488" text:continue-list="list20272976" text:style-name="L8">
        <text:list-item>
          <text:p text:style-name="P76">Exercice 3 : carré de la somme moins somme des carrés</text:p>
          <text:list>
            <text:list-item>
              <text:p text:style-name="P47">Trouver la différence entre le carré de la somme des 100 premiers entiers naturels et la somme des carrés des 100 premiers entiers.</text:p>
            </text:list-item>
          </text:list>
        </text:list-item>
      </text:list>
      <text:list xml:id="list20284492" text:continue-list="list20293434" text:style-name="L3">
        <text:list-item>
          <text:list>
            <text:list-item>
              <text:p text:style-name="P67">Métaopérateur <text:span text:style-name="T3">[]</text:span> pour la somme des 100 premiers nombres, hyperopérateur <text:span text:style-name="T3">«»</text:span> pour calculer les carrés des 100 premiers entiers et <text:span text:style-name="T3">[]</text:span> pour la somme de ces carrés - [+] (1.; </text:p>
              <text:p text:style-name="P67">25164150</text:p>
            </text:list-item>
          </text:list>
        </text:list-item>
      </text:list>
      <text:p text:style-name="P86">Quizz : solutions</text:p>
      <text:list xml:id="list20271557" text:continue-list="list20272488" text:style-name="L8">
        <text:list-item>
          <text:p text:style-name="P76">Exercice 1 : PPMC des nombres de 1 à 20</text:p>
        </text:list-item>
      </text:list>
      <text:list xml:id="list2518662264857236882" text:style-name="L9">
        <text:list-item>
          <text:list>
            <text:list-item>
              <text:p text:style-name="P48">L'opérateur infixé <text:span text:style-name="T3">lcm</text:span> renvoie le PPMC de deux nombres. Calculer le plus petit entier positif divisible par tous les nombres de 1 à 20</text:p>
            </text:list-item>
            <text:list-item>
              <text:p text:style-name="P48">Le méta-opérateur <text:span text:style-name="T3">[…]</text:span> permet d'appliquer <text:span text:style-name="T3">lcm</text:span> aux nombres de l'intervalle 1..20 :</text:p>
            </text:list-item>
          </text:list>
        </text:list-item>
      </text:list>
      <text:p text:style-name="P21">&gt; say [lcm] 1..20;</text:p>
      <text:list xml:id="list20285344" text:continue-numbering="true" text:style-name="L9">
        <text:list-item>
          <text:list>
            <text:list-header>
              <text:p text:style-name="P36">232792560 </text:p>
            </text:list-header>
          </text:list>
        </text:list-item>
        <text:list-item>
          <text:p text:style-name="P77">Exercice 2 : Calculer la somme des chiffres de factorielle 100</text:p>
          <text:list>
            <text:list-item>
              <text:p text:style-name="P68">Nous utilisons deux fois le métaopérateur de réduction <text:span text:style-name="T3">[…]</text:span> une première fois avec la multiplication pour calculer 100 et une seconde fois pour la somme des chiffres du résultat. </text:p>
            </text:list-item>
            <text:list-item>
              <text:p text:style-name="P68">&gt; say [+] split '', [*] 2..100;</text:p>
            </text:list-item>
            <text:list-item>
              <text:p text:style-name="P68">648</text:p>
            </text:list-item>
          </text:list>
        </text:list-item>
        <text:list-item>
          <text:p text:style-name="P77">Exercice 3 : carré de la somme moins somme des carrés</text:p>
          <text:list>
            <text:list-item>
              <text:p text:style-name="P48">Trouver la différence entre le carré de la somme des 100 premiers entiers naturels et la somme des carrés des 100 premiers entiers.</text:p>
            </text:list-item>
            <text:list-item>
              <text:p text:style-name="P68">Métaopérateur <text:span text:style-name="T3">[]</text:span> pour la somme des 100 premiers nombres, hyperopérateur <text:span text:style-name="T3">«»</text:span> pour calculer les carrés des 100 premiers entiers et <text:span text:style-name="T3">[]</text:span> pour la somme de ces carrés - [+] (1.; </text:p>
              <text:p text:style-name="P63"/>
            </text:list-item>
          </text:list>
        </text:list-item>
      </text:list>
      <text:p text:style-name="P86">Quizz : solutions</text:p>
      <text:list xml:id="list20268335" text:continue-list="list20271557" text:style-name="L8">
        <text:list-item>
          <text:p text:style-name="P76">Exercice 1 : PPMC des nombres de 1 à 20</text:p>
        </text:list-item>
      </text:list>
      <text:list xml:id="list4966167323294402274" text:style-name="L10">
        <text:list-item>
          <text:list>
            <text:list-item>
              <text:p text:style-name="P49">L'opérateur infixé <text:span text:style-name="T3">lcm</text:span> renvoie le PPMC de deux nombres. Calculer le plus petit entier positif divisible par tous les nombres de 1 à 20</text:p>
            </text:list-item>
            <text:list-item>
              <text:p text:style-name="P49">Le méta-opérateur <text:span text:style-name="T3">[…]</text:span> permet d'appliquer <text:span text:style-name="T3">lcm</text:span> aux nombres de l'intervalle 1..20 :</text:p>
            </text:list-item>
          </text:list>
        </text:list-item>
      </text:list>
      <text:p text:style-name="P21">&gt; say [lcm] 1..20;</text:p>
      <text:list xml:id="list20283735" text:continue-numbering="true" text:style-name="L10">
        <text:list-item>
          <text:list>
            <text:list-header>
              <text:p text:style-name="P38">232792560 </text:p>
            </text:list-header>
          </text:list>
        </text:list-item>
      </text:list>
      <text:list xml:id="list20281300" text:continue-list="list20268335" text:style-name="L8">
        <text:list-header>
          <text:p text:style-name="P62"/>
        </text:list-header>
        <text:list-item>
          <text:p text:style-name="P76">Exercice 2 : Calculer la somme des chiffres de factorielle 100</text:p>
        </text:list-item>
      </text:list>
      <text:list xml:id="list20264749" text:continue-list="list20283735" text:style-name="L10">
        <text:list-item>
          <text:list>
            <text:list-item>
              <text:p text:style-name="P69"><text:span text:style-name="T2">Nous utilisons deux fois le métaopérateur de réduction </text:span><text:span text:style-name="T6">[…]</text:span><text:span text:style-name="T2"> : une première fois avec la multiplication pour calculer 100 ! et une seconde fois pour la somme des chiffres du résultat.</text:span><text:span text:style-name="T7"> </text:span></text:p>
            </text:list-item>
          </text:list>
        </text:list-item>
      </text:list>
      <text:p text:style-name="P21">&gt; say [+] split '', [*] 2..100;</text:p>
      <text:p text:style-name="P21">648</text:p>
      <text:p text:style-name="P9"/>
      <text:list xml:id="list20276641" text:continue-list="list20281300" text:style-name="L8">
        <text:list-item>
          <text:p text:style-name="P76">Exercice 3 : carré de la somme moins somme des carrés</text:p>
        </text:list-item>
      </text:list>
      <text:list xml:id="list20272635" text:continue-list="list20264749" text:style-name="L10">
        <text:list-item>
          <text:list>
            <text:list-item>
              <text:p text:style-name="P64">Trouver la différence entre le carré de la somme des 100 premiers entiers naturels et la somme des carrés des 100 premiers entiers.</text:p>
            </text:list-item>
          </text:list>
        </text:list-item>
      </text:list>
      <text:p text:style-name="P86">Quizz : solutions</text:p>
      <text:list xml:id="list20287039" text:continue-list="list20276641" text:style-name="L8">
        <text:list-item>
          <text:p text:style-name="P76">Exercice 1 : PPMC des nombres de 1 à 20</text:p>
        </text:list-item>
      </text:list>
      <text:list xml:id="list2789674152978485779" text:style-name="L11">
        <text:list-item>
          <text:list>
            <text:list-item>
              <text:p text:style-name="P50">L'opérateur infixé <text:span text:style-name="T3">lcm</text:span> renvoie le PPMC de deux nombres. Calculer le plus petit entier positif divisible par tous les nombres de 1 à 20</text:p>
            </text:list-item>
            <text:list-item>
              <text:p text:style-name="P50">Le méta-opérateur <text:span text:style-name="T3">[…]</text:span> permet d'appliquer <text:span text:style-name="T3">lcm</text:span> aux nombres de l'intervalle 1..20 :</text:p>
            </text:list-item>
          </text:list>
        </text:list-item>
      </text:list>
      <text:p text:style-name="P21">&gt; say [lcm] 1..20;</text:p>
      <text:list xml:id="list20288556" text:continue-numbering="true" text:style-name="L11">
        <text:list-item>
          <text:list>
            <text:list-header>
              <text:p text:style-name="P39">232792560 </text:p>
            </text:list-header>
          </text:list>
        </text:list-item>
      </text:list>
      <text:list xml:id="list20272687" text:continue-list="list20287039" text:style-name="L8">
        <text:list-header>
          <text:p text:style-name="P62"/>
        </text:list-header>
        <text:list-item>
          <text:p text:style-name="P76">Exercice 2 : Calculer la somme des chiffres de factorielle 100</text:p>
        </text:list-item>
      </text:list>
      <text:list xml:id="list20264182" text:continue-list="list20288556" text:style-name="L11">
        <text:list-item>
          <text:list>
            <text:list-item>
              <text:p text:style-name="P70"><text:span text:style-name="T2">Nous utilisons deux fois le métaopérateur de réduction </text:span><text:span text:style-name="T6">[…]</text:span><text:span text:style-name="T2"> : une première fois avec la multiplication pour calculer 100 ! et une seconde fois pour la somme des chiffres du résultat.</text:span><text:span text:style-name="T7"> </text:span></text:p>
            </text:list-item>
          </text:list>
        </text:list-item>
      </text:list>
      <text:p text:style-name="P21">&gt; say [+] split '', [*] 2..100;</text:p>
      <text:p text:style-name="P21">648</text:p>
      <text:p text:style-name="P9"/>
      <text:list xml:id="list20285854" text:continue-list="list20272687" text:style-name="L8">
        <text:list-item>
          <text:p text:style-name="P76">Exercice 3 : carré de la somme moins somme des carrés</text:p>
          <text:list>
            <text:list-item>
              <text:p text:style-name="P47">Trouver la différence entre le carré de la somme des 100 premiers entiers naturels et la somme des carrés des 100 premiers entiers.</text:p>
            </text:list-item>
            <text:list-item>
              <text:p text:style-name="P47">Métaopérateur <text:span text:style-name="T3">[]</text:span> pour la somme des 100 premiers nombres, hyperopérateur <text:span text:style-name="T3">« »</text:span> pour calculer les carrés des 100 premiers entiers et <text:span text:style-name="T3">[]</text:span> pour la somme de ces carrés :</text:p>
            </text:list-item>
          </text:list>
          <text:p text:style-name="P40">say ([+] 1..100)**2 - [+] (1..100) «**» 2; </text:p>
          <text:list text:continue-numbering="true">
            <text:list-header>
              <text:p text:style-name="P41">25164150</text:p>
            </text:list-header>
          </text:list>
        </text:list-item>
      </text:list>
      <text:p text:style-name="P86">Les conditions</text:p>
      <text:list xml:id="list20273761" text:continue-numbering="true" text:style-name="L8">
        <text:list-item>
          <text:list>
            <text:list-item>
              <text:p text:style-name="P47">Condition <text:span text:style-name="T3">if / elsif /else</text:span> classique. La condition ne nécessite pas de parenthèses :</text:p>
            </text:list-item>
          </text:list>
        </text:list-item>
      </text:list>
      <text:p text:style-name="P25">if $âge &lt; 12 {</text:p>
      <text:p text:style-name="P25"><text:s text:c="4"/>say "Enfant"</text:p>
      <text:p text:style-name="P25">} elsif $âge &lt; 18 {</text:p>
      <text:p text:style-name="P25"><text:s text:c="4"/>say "Adolescent" </text:p>
      <text:p text:style-name="P25">} else {</text:p>
      <text:p text:style-name="P25"><text:s text:c="4"/>say "Adulte"</text:p>
      <text:p text:style-name="P25">}</text:p>
      <text:list xml:id="list20272861" text:continue-numbering="true" text:style-name="L8">
        <text:list-item>
          <text:list>
            <text:list-item>
              <text:p text:style-name="P47">La forme dite d'instruction modifiée ou condition postfixée est possible :</text:p>
            </text:list-item>
          </text:list>
          <text:p text:style-name="P40">&gt; say "Bienvenue sur ce site" if $âge &gt;= 18;</text:p>
          <text:p text:style-name="P40">Bienvenue sur ce site</text:p>
          <text:list text:continue-numbering="true">
            <text:list-item>
              <text:p text:style-name="P47">On retrouve aussi la forme négative <text:span text:style-name="T3">unless</text:span>  (équivalente à <text:span text:style-name="T3">if not</text:span>): </text:p>
            </text:list-item>
          </text:list>
        </text:list-item>
      </text:list>
      <text:p text:style-name="P25">say <text:s/>"Désolé : réservé aux adultes !" unless $âge &gt;= 18;</text:p>
      <text:list xml:id="list20268113" text:continue-numbering="true" text:style-name="L8">
        <text:list-item>
          <text:list>
            <text:list-item>
              <text:p text:style-name="P47">La construction <text:span text:style-name="T3">given … when</text:span> correspond au <text:span text:style-name="T3">switch</text:span> d'autres langages :</text:p>
            </text:list-item>
          </text:list>
        </text:list-item>
      </text:list>
      <text:p text:style-name="P25">my Int $âge = 18;</text:p>
      <text:p text:style-name="P25">given $âge {</text:p>
      <text:p text:style-name="P25"><text:s text:c="4"/>when /\D/ <text:s/>{ say "âge contient des non-chiffres" }; </text:p>
      <text:p text:style-name="P25"><text:s text:c="4"/>when *..^0 { say "âge négatif ? Hum..." };</text:p>
      <text:p text:style-name="P22"><text:span text:style-name="T16"><text:s text:c="4"/>when 0..2 <text:s/>{ say</text:span> <text:span text:style-name="T16">"Bébé" };</text:span></text:p>
      <text:p text:style-name="P25"><text:s text:c="4"/>when 3..12 { say "Enfant" };</text:p>
      <text:p text:style-name="P25"><text:s text:c="4"/>when *..17 { say "Adolescent" };</text:p>
      <text:p text:style-name="P25"><text:s text:c="4"/>when <text:s text:c="2"/>18 <text:s/>{ say "tout jeune adulte" };</text:p>
      <text:p text:style-name="P25"><text:s text:c="4"/>default <text:s text:c="3"/>{ say "Adulte"}</text:p>
      <text:p text:style-name="P25">}</text:p>
      <text:p text:style-name="P86">Les boucles</text:p>
      <text:list xml:id="list20284841" text:continue-numbering="true" text:style-name="L8">
        <text:list-item>
          <text:list>
            <text:list-item>
              <text:p text:style-name="P47">La boucle la plus commune est la boucle <text:span text:style-name="T3">for</text:span> :</text:p>
            </text:list-item>
          </text:list>
          <text:p text:style-name="P40">&gt; for 1..10 -&gt; $val { print $val * 2, " "};</text:p>
          <text:p text:style-name="P40">0 2 4 6 8 10 12 14 16 18 20 &gt;</text:p>
          <text:list text:continue-numbering="true">
            <text:list-item>
              <text:p text:style-name="P47">Dans cette forme dite de « bloc pointu », la variable de boucle <text:span text:style-name="T3">$val</text:span> est un alias en lecture seule sur les valeurs de 1 à 10. </text:p>
            </text:list-item>
            <text:list-item>
              <text:p text:style-name="P47">Un bloc doublement pointu permet de modifier <text:span text:style-name="T3">$val</text:span><text:span text:style-name="T26"> et donc le tableau d'origine</text:span> :</text:p>
            </text:list-item>
          </text:list>
        </text:list-item>
      </text:list>
      <text:p text:style-name="P25">my @tableau = [0..10];</text:p>
      <text:p text:style-name="P25">for @tableau &lt;-&gt; $val {</text:p>
      <text:p text:style-name="P25"><text:s text:c="4"/>$val *= 2;</text:p>
      <text:p text:style-name="P25">}</text:p>
      <text:p text:style-name="P25">say @tableau; <text:s text:c="5"/># -&gt; [0 2 4 6 8 10 12 14 16 18 20]</text:p>
      <text:list xml:id="list20270399" text:continue-numbering="true" text:style-name="L8">
        <text:list-item>
          <text:list>
            <text:list-item>
              <text:p text:style-name="P47">Pour itérer sur les indices, on peut générer une liste d'indice à la volée :</text:p>
              <text:p text:style-name="P89">my @mois = &lt;none jan fév mar avr mai jun&gt;;</text:p>
              <text:p text:style-name="P89">for 1..end @mois -&gt; $num { say "$num \t @mois[$num]" };</text:p>
            </text:list-item>
            <text:list-item>
              <text:p text:style-name="P47">On peut toujours utiliser la variable par défaut <text:span text:style-name="T3">$_</text:span> :</text:p>
              <text:p text:style-name="P89">say $_ * 3 for 1..10;</text:p>
            </text:list-item>
            <text:list-item>
              <text:p text:style-name="P47">La boucle <text:span text:style-name="T3">while</text:span> est classique (parenthèses non requises autour de la condition) :</text:p>
              <text:p text:style-name="P89">my $var = 0;</text:p>
              <text:p text:style-name="P89">while $var &lt; 5 { </text:p>
              <text:p text:style-name="P89"><text:s text:c="4"/>print 3 * ++$var, " "; <text:s text:c="5"/># -&gt; 3 6 9 12 15</text:p>
              <text:p text:style-name="P89">}</text:p>
            </text:list-item>
            <text:list-item>
              <text:p text:style-name="P47">Il existe aussi une boucle <text:span text:style-name="T3">until</text:span> classique et une boucle <text:span text:style-name="T3">loop</text:span> (boucle de type C)</text:p>
            </text:list-item>
          </text:list>
        </text:list-item>
      </text:list>
      <text:p text:style-name="P86">Fonctions et sous-routines</text:p>
      <text:list xml:id="list20289954" text:continue-numbering="true" text:style-name="L8">
        <text:list-item>
          <text:list>
            <text:list-item>
              <text:p text:style-name="P47">Introduites avec le mot clef <text:span text:style-name="T3">sub</text:span> :</text:p>
              <text:p text:style-name="P89">saluer("Maître"); <text:s text:c="2"/># imprime "Bonjour Maître"</text:p>
              <text:p text:style-name="P89">sub saluer ($nom) {</text:p>
              <text:p text:style-name="P89"><text:s text:c="4"/>say 'Bonjour $nom.';</text:p>
              <text:p text:style-name="P89">}</text:p>
              <text:p text:style-name="P89">saluer(); # ERREUR: Calling saluer() will never work with declared signature</text:p>
            </text:list-item>
            <text:list-item>
              <text:p text:style-name="P47">La <text:span text:style-name="T25">signature</text:span> impose ici le passage d'un (seul) argument</text:p>
            </text:list-item>
            <text:list-item>
              <text:p text:style-name="P47">Par défaut, les paramètres d'une fonction sont en lecture seule, mais on peut modifier ce comportement avec les « traits » <text:span text:style-name="T3">is rw</text:span> (lecture et écriture, modification de l'argument d'appel) ou <text:span text:style-name="T3">is copy</text:span> (copie locale modifiable) :</text:p>
              <text:p text:style-name="P89">my Int $valeur = 5;</text:p>
              <text:p text:style-name="P89">ajoute-deux($valeur);</text:p>
              <text:p text:style-name="P89">say $valeur; # -&gt; 7 </text:p>
              <text:p text:style-name="P89">sub ajoute-deux (Int $x is rw) { $x += 2}</text:p>
            </text:list-item>
            <text:list-item>
              <text:p text:style-name="P47">La signature permet de vérifier non seulement le nombre d'arguments mais aussi leur type :</text:p>
              <text:p text:style-name="P89">sub multiplie (Int $x, Int $y) { </text:p>
              <text:p text:style-name="P89"><text:s text:c="4"/>say "Produit = ", $x * $y </text:p>
              <text:p text:style-name="P89">}</text:p>
              <text:p text:style-name="P89">multiplie(3, 4); # -&gt; Produit = 12</text:p>
            </text:list-item>
            <text:list-item>
              <text:p text:style-name="P47">… ou une condition supplémentaire déclenchant une erreur si elle n'est pas satisfaite :</text:p>
              <text:p text:style-name="P89"><text:bookmark-start text:name="__DdeLink__4366_572743494"/>sub divise (Numeric $x, Numeric $y where $y != 0) { <text:s text:c="2"/># Erreur si $y == 0</text:p>
              <text:p text:style-name="P89"><text:s text:c="4"/>return $x / $y;</text:p>
              <text:p text:style-name="P89">}<text:bookmark-end text:name="__DdeLink__4366_572743494"/></text:p>
            </text:list-item>
          </text:list>
        </text:list-item>
        <text:list-item>
          <text:p text:style-name="P84">Paramètres nommés</text:p>
          <text:list>
            <text:list-item>
              <text:p text:style-name="P47">Les <text:span text:style-name="T28">paramètres positionnels</text:span> utilisés jusqu'ici peuvent poser problème s'il y en a beaucoup</text:p>
            </text:list-item>
            <text:list-item>
              <text:p text:style-name="P47">On peut utiliser des <text:span text:style-name="T28">paramètres nommés</text:span> insensibles à l'ordre des arguments :</text:p>
              <text:p text:style-name="P47"/>
              <text:p text:style-name="P89">sub divise (Numeric :$dividende, Numeric :$diviseur where $diviseur != 0) { </text:p>
              <text:p text:style-name="P89"><text:s text:c="4"/>say $dividende/$diviseur </text:p>
              <text:p text:style-name="P89">}</text:p>
              <text:p text:style-name="P89">divise(dividende =&gt; 12, diviseur =&gt; 4); <text:s/># -&gt; 3</text:p>
              <text:p text:style-name="P89">divise diviseur =&gt; 4, dividende =&gt; 12 ; <text:s/># idem</text:p>
            </text:list-item>
          </text:list>
        </text:list-item>
      </text:list>
      <text:p text:style-name="P15"/>
      <text:list xml:id="list20265271" text:continue-numbering="true" text:style-name="L8">
        <text:list-item>
          <text:p text:style-name="P76">Fonctions multiples</text:p>
          <text:list>
            <text:list-item>
              <text:p text:style-name="P47">Le mot-clef <text:span text:style-name="T3">multi</text:span> permet de définir des fonctions ayant le même nom mais faisant des choses différentes selon leur signature (nombre et/ou type des arguments)</text:p>
              <text:p text:style-name="P47"/>
              <text:p text:style-name="P89"><text:bookmark-start text:name="__DdeLink__4380_572743494"/>multi salue ($nom) <text:s text:c="8"/>{say "Bonjour $nom"}</text:p>
              <text:p text:style-name="P89">multi salue ($nom, $titre) {say "Bonjour Ô $titre $nom"}</text:p>
              <text:p text:style-name="P89">salue("George Lucas"); <text:s text:c="18"/># -&gt; Bonjour George Lucas</text:p>
              <text:p text:style-name="P89">salue "Yoda", "Maître"; <text:s text:c="17"/># -&gt; Bonjour Ô Maître Yoda<text:bookmark-end text:name="__DdeLink__4380_572743494"/></text:p>
            </text:list-item>
          </text:list>
        </text:list-item>
      </text:list>
      <text:p text:style-name="P15"/>
      <text:p text:style-name="P15"/>
      <text:p text:style-name="P15"/>
      <text:p text:style-name="P86">Créer (ou redéfinir) ses propres opérateurs</text:p>
      <text:list xml:id="list20267440" text:continue-numbering="true" text:style-name="L8">
        <text:list-item>
          <text:list>
            <text:list-item>
              <text:p text:style-name="P47">Un opérateur Perl 6 est en fait une fonction ayant un nom et une syntaxe d'appel particuliers</text:p>
              <text:list>
                <text:list-item>
                  <text:p text:style-name="P54">Précédence (priorité d'exécution) ;</text:p>
                </text:list-item>
                <text:list-item>
                  <text:p text:style-name="P54">Type de notation syntaxique (préfixée, infixée, postfixée, etc.)</text:p>
                </text:list-item>
                <text:list-item>
                  <text:p text:style-name="P54">Associativité (ordre d'exécution en cas de même précédence) </text:p>
                </text:list-item>
              </text:list>
            </text:list-item>
            <text:list-item>
              <text:p text:style-name="P47">On peut créer un nouvel opérateur en précisant au minimum le type de notation</text:p>
            </text:list-item>
            <text:list-item>
              <text:p text:style-name="P47">Utilisons par ex. le petit « ² » en haut à gauche du clavier pour définir l'élévation au carré :</text:p>
              <text:p text:style-name="P47"/>
              <text:p text:style-name="P89">sub postfix:&lt;²&gt;(Numeric $n) {$n**2}</text:p>
              <text:p text:style-name="P89">say 5²; <text:s text:c="7"/># -&gt; 25</text:p>
              <text:p text:style-name="P89">say (3 + 4)²; <text:s/># -&gt; 49</text:p>
              <text:p text:style-name="P47"/>
            </text:list-item>
            <text:list-item>
              <text:p text:style-name="P47">Perl 6 supportant les caractères Unicode, on peut utiliser les lettres grecques, symboles mathématiques, pictogrammes normalisés, etc. Ou un nom de plusieurs lettres comme pour ces opérateurs de conversion entre francs et euros :</text:p>
              <text:p text:style-name="P47"/>
              <text:p text:style-name="P89"><text:bookmark-start text:name="__DdeLink__69286_665574849"/>sub prefix:&lt;f2€&gt; (Numeric $n) {$n/6.55957}<text:bookmark-end text:name="__DdeLink__69286_665574849"/></text:p>
              <text:p text:style-name="P89">sub prefix:&lt;€2f&gt; (Numeric $n) {$n*6.55957}</text:p>
              <text:p text:style-name="P89">say f2€ 6.56; <text:s text:c="2"/># -&gt; 1.0000656</text:p>
              <text:p text:style-name="P89">say €2f 10; <text:s text:c="4"/># -&gt; 65.5957</text:p>
              <text:p text:style-name="P47"/>
            </text:list-item>
            <text:list-item>
              <text:p text:style-name="P80">Les opérateurs internes étant eux-même définis de cette façon, on peut les redéfinir à condition de changer quelque chose à leur définition. Par exemple, l'opérateur « <text:span text:style-name="T3">!</text:span> » de négation est préfixé, on peut réutiliser le « <text:span text:style-name="T3">!</text:span> » pour créer un opérateur factorielle postfixé :</text:p>
              <text:p text:style-name="P89">sub postfix:&lt;!&gt; (Int $n) {</text:p>
              <text:p text:style-name="P89"><text:s text:c="4"/>[*] 2..$n</text:p>
              <text:p text:style-name="P89">}</text:p>
              <text:p text:style-name="P89">say 20!; <text:s text:c="5"/># -&gt; 2432902008176640000 </text:p>
              <text:p text:style-name="P90"><text:bookmark-start text:name="__DdeLink__69280_6655748491"/><text:span text:style-name="T14">say ! False; </text:span><text:bookmark-end text:name="__DdeLink__69280_6655748491"/><text:span text:style-name="T14"><text:s/># -&gt; True</text:span></text:p>
            </text:list-item>
            <text:list-item>
              <text:p text:style-name="P47">Voici un exemple définissant la précédence des opérateurs entre des paires utilisées pour simuler des opérations entre les nombres complexes :</text:p>
              <text:p text:style-name="P89">multi sub infix:&lt;+&gt; (Pair $x, Pair $y) <text:bookmark-start text:name="__DdeLink__69288_665574849"/>is equiv(&amp;infix:&lt;+&gt;)<text:bookmark-end text:name="__DdeLink__69288_665574849"/> {</text:p>
              <text:p text:style-name="P89"><text:s text:c="4"/>return $x.key + $y.key =&gt; $x.value + $y.value</text:p>
              <text:p text:style-name="P89">}</text:p>
              <text:p text:style-name="P89">multi sub infix:&lt;*&gt; <text:s/>(Pair $x, Pair $y) is equiv(&amp;infix:&lt;*&gt;) {</text:p>
              <text:p text:style-name="P89"><text:s text:c="4"/>return ($x.key * $y.key - $x.value * $y.value) </text:p>
              <text:p text:style-name="P89"><text:s text:c="8"/>=&gt; ($x.key * $y.value + $y.key * $x.value);</text:p>
              <text:p text:style-name="P89">}</text:p>
              <text:p text:style-name="P89">my $a = 4=&gt;3; <text:s text:c="2"/># NB: $a et $b n'ont aucune sémantique particulière en Perl 6</text:p>
              <text:p text:style-name="P89">my $b = 7=&gt;2;</text:p>
              <text:p text:style-name="P89">say $a + $b; <text:s text:c="10"/># -&gt; 11 =&gt; 5</text:p>
              <text:p text:style-name="P89">say $a * $b; <text:s text:c="10"/># <text:bookmark-start text:name="__DdeLink__4429_572743494"/>-&gt; <text:bookmark-end text:name="__DdeLink__4429_572743494"/>22 =&gt; 29</text:p>
              <text:p text:style-name="P89"><text:bookmark-start text:name="__DdeLink__4435_572743494"/>say $a + $a * $b; <text:s text:c="5"/># -&gt; 26 =&gt; 32<text:bookmark-end text:name="__DdeLink__4435_572743494"/></text:p>
              <text:p text:style-name="P89">say $a + ($a * $b); <text:s text:c="3"/># -&gt; 26 =&gt; 32 <text:s/>(idem: précédence respectée) </text:p>
              <text:p text:style-name="P89">say ($a + $a) * $b; <text:s text:c="3"/># -&gt; 44 =&gt; 58</text:p>
            </text:list-item>
            <text:list-item>
              <text:p text:style-name="P47"><text:bookmark-start text:name="__DdeLink__4441_572743494"/>On retrouve bien la précédence mathématique usuelle des opérateurs « <text:span text:style-name="T3">+</text:span> » et « <text:span text:style-name="T3">*</text:span> »<text:bookmark-end text:name="__DdeLink__4441_572743494"/></text:p>
            </text:list-item>
          </text:list>
        </text:list-item>
      </text:list>
      <text:p text:style-name="P86">Conclusion</text:p>
      <text:list xml:id="list20271709" text:continue-numbering="true" text:style-name="L8">
        <text:list-item>
          <text:list>
            <text:list-item>
              <text:p text:style-name="P47">Nous n'avons fait qu'un bref tour d'horizon de la syntaxe de Perl 6, mais avons essayé de présenter quelques caractéristiques (métaopérateurs, fonctions multiples, création de nouveaux opérateurs, etc.) le rendant particulièrement puissant et expressif</text:p>
              <text:p text:style-name="P47"/>
            </text:list-item>
            <text:list-item>
              <text:p text:style-name="P47">Nous avons dû passer sous silence d'autres caractéristiques essentielles :</text:p>
              <text:list>
                <text:list-item>
                  <text:p text:style-name="P54">Un système d'objets moderne et riche</text:p>
                </text:list-item>
                <text:list-item>
                  <text:p text:style-name="P54">Des expressions régulières refondues débouchant sur des grammaires</text:p>
                </text:list-item>
                <text:list-item>
                  <text:p text:style-name="P54">Un modèle de programmation fonctionnelle très enrichi, avec en natif le support aux listes paresseuses, les fermetures, les lambdas, la curryfication, etc.</text:p>
                </text:list-item>
                <text:list-item>
                  <text:p text:style-name="P54">Un modèle de programmation parallèle, concurrente et asynchrone de haut niveau</text:p>
                </text:list-item>
                <text:list-item>
                  <text:p text:style-name="P54">Un support natif à des structures de données multidimensionnelles de plus bas niveau</text:p>
                </text:list-item>
                <text:list-item>
                  <text:p text:style-name="P54">un interfaçage particulièrement simple avec des bibliothèques C/C++ ou des modules Perl 5</text:p>
                </text:list-item>
              </text:list>
              <text:p text:style-name="P47"/>
            </text:list-item>
            <text:list-item>
              <text:p text:style-name="P47">Tout n'est pas encore parfait pour autant</text:p>
              <text:list>
                <text:list-item>
                  <text:p text:style-name="P54">Les performances se sont considérablement améliorées mais nécessitent encore des progrès</text:p>
                </text:list-item>
                <text:list-item>
                  <text:p text:style-name="P54">Quelques fonctionnalités non encore implémentées (par exemple les macros)</text:p>
                </text:list-item>
              </text:list>
            </text:list-item>
          </text:list>
        </text:list-item>
      </text:list>
      <text:p text:style-name="P8"/>
      <text:p text:style-name="P4">Perl 6 offre déjà une palette de fonctionnalités largement inégalée et des capacités d'extension du langage exceptionnelles qui peuvent en faire le langage des vingt ou trente prochaines années.</text:p>
      <text:p text:style-name="P86">Références</text:p>
      <text:list xml:id="list20267793" text:continue-numbering="true" text:style-name="L8">
        <text:list-item>
          <text:list>
            <text:list-item>
              <text:p text:style-name="P47">Documentation Perl 6 (en anglais) : <text:s/><text:a xlink:type="simple" xlink:href="https://doc.perl6.org/" text:style-name="Internet_20_link" text:visited-style-name="Visited_20_Internet_20_Link">https://doc.perl6.org/</text:a></text:p>
              <text:p text:style-name="P47"/>
            </text:list-item>
            <text:list-item>
              <text:p text:style-name="P47">Tutoriel de Naoum Hankache : <text:a xlink:type="simple" xlink:href="http://naoumhankache.developpez.com/tutoriels/perl6/perl6intro/" text:style-name="Internet_20_link" text:visited-style-name="Visited_20_Internet_20_Link">http://naoumhankache.developpez.com/tutoriels/perl6/perl6intro/</text:a></text:p>
              <text:p text:style-name="P47"/>
            </text:list-item>
            <text:list-item>
              <text:p text:style-name="P47">De Perl 5 à Perl 6  (série de Moritz Lenz et Laurent Rosenfeld):</text:p>
              <text:list>
                <text:list-item>
                  <text:p text:style-name="P47"><text:a xlink:type="simple" xlink:href="http://laurent-rosenfeld.developpez.com/tutoriels/perl/perl6/les-bases/" text:style-name="Internet_20_link" text:visited-style-name="Visited_20_Internet_20_Link">http://laurent-rosenfeld.developpez.com/tutoriels/perl/perl6/les-bases/</text:a></text:p>
                </text:list-item>
                <text:list-item>
                  <text:p text:style-name="P47"><text:a xlink:type="simple" xlink:href="http://laurent-rosenfeld.developpez.com/tutoriels/perl/perl6/les-nouveautes/" text:style-name="Internet_20_link" text:visited-style-name="Visited_20_Internet_20_Link">http://laurent-rosenfeld.developpez.com/tutoriels/perl/perl6/les-nouveautes/</text:a></text:p>
                </text:list-item>
                <text:list-item>
                  <text:p text:style-name="P47"><text:a xlink:type="simple" xlink:href="http://laurent-rosenfeld.developpez.com/tutoriels/perl/perl6/approfondissements/" text:style-name="Internet_20_link" text:visited-style-name="Visited_20_Internet_20_Link">http://laurent-rosenfeld.developpez.com/tutoriels/perl/perl6/approfondissements/</text:a></text:p>
                </text:list-item>
                <text:list-item>
                  <text:p text:style-name="P47"><text:a xlink:type="simple" xlink:href="http://laurent-rosenfeld.developpez.com/tutoriels/perl/perl6/annexe-01/" text:style-name="Internet_20_link" text:visited-style-name="Visited_20_Internet_20_Link">http://laurent-rosenfeld.developpez.com/tutoriels/perl/perl6/annexe-01/</text:a></text:p>
                </text:list-item>
                <text:list-item>
                  <text:p text:style-name="P47"><text:a xlink:type="simple" xlink:href="http://laurent-rosenfeld.developpez.com/tutoriels/perl/perl6/annexe-02/" text:style-name="Internet_20_link" text:visited-style-name="Visited_20_Internet_20_Link">http://laurent-rosenfeld.developpez.com/tutoriels/perl/perl6/annexe-02/</text:a></text:p>
                </text:list-item>
              </text:list>
              <text:p text:style-name="P47"/>
            </text:list-item>
            <text:list-item>
              <text:p text:style-name="P47">Les regex et les grammaires de Perl 6 : une puissance expressive sans précédent :</text:p>
            </text:list-item>
          </text:list>
        </text:list-item>
      </text:list>
      <text:p text:style-name="P17"><text:a xlink:type="simple" xlink:href="http://laurent-rosenfeld.developpez.com/tutoriels/perl/perl6/regex-grammaire-puissance/" text:style-name="Internet_20_link" text:visited-style-name="Visited_20_Internet_20_Link">http://laurent-rosenfeld.developpez.com/tutoriels/perl/perl6/regex-grammaire-puissance/</text:a></text:p>
      <text:list xml:id="list20276741" text:continue-numbering="true" text:style-name="L8">
        <text:list-item>
          <text:list>
            <text:list-header>
              <text:p text:style-name="P47"/>
            </text:list-header>
            <text:list-item>
              <text:p text:style-name="P47">Deux articles dans <text:span text:style-name="T28">GNU Linux Magazine France</text:span> : numéro 193 (mai 2016) et numéro 194 (juin 2016)</text:p>
            </text:list-item>
          </text:list>
        </text:list-item>
      </text:list>
      <text:p text:style-name="P4"/>
      <text:p text:style-name="P4"/>
      <text:p text:style-name="P86">Très bref aperçu des grammaires de Perl 6</text:p>
      <text:list xml:id="list20268652" text:continue-numbering="true" text:style-name="L8">
        <text:list-item>
          <text:list>
            <text:list-item>
              <text:p text:style-name="P47">Les <text:span text:style-name="T25">briques de base</text:span> : les regex nommées ou « règles » au sens large</text:p>
              <text:list>
                <text:list-item>
                  <text:p text:style-name="P54">Ce sont des regex ayant une syntaxe de fonction ou de méthode ;</text:p>
                </text:list-item>
                <text:list-item>
                  <text:p text:style-name="P54">Trois sortes : <text:span text:style-name="T28">regex</text:span>, <text:span text:style-name="T28">token</text:span> et <text:span text:style-name="T28">rule</text:span>. Exemples de déclaration :</text:p>
                </text:list-item>
              </text:list>
              <text:p text:style-name="P89">my regex ma_regex <text:s/>{ ... } <text:s/># regex ordinaire</text:p>
              <text:p text:style-name="P89">my token mon_token { ... } <text:s/># regex avec adverbe :ratchet implicite</text:p>
              <text:p text:style-name="P89">my rule ma_règle <text:s text:c="2"/>{ ... } <text:s/># regex avec :ratchet et :sigspace implicites</text:p>
              <text:list text:continue-numbering="true">
                <text:list-item>
                  <text:p text:style-name="P54">Exemple d'utilisation pour reconnaître un nombre décimal :</text:p>
                </text:list-item>
              </text:list>
              <text:p text:style-name="P89">my regex chiffres { \d+ }</text:p>
              <text:p text:style-name="P89">my regex décimal { &lt;chiffres&gt; \. &lt;chiffres&gt; }</text:p>
              <text:p text:style-name="P89">say so " Cet objet coûte 13.45 euros" ~~ /&lt;décimal&gt;/; <text:s/># -&gt; True</text:p>
              <text:p text:style-name="P89"># (so renvoie une évaluation booléenne, donc, en fait True ou False)</text:p>
              <text:p text:style-name="P89">say ~$/; <text:s text:c="46"/># -&gt; 13.45</text:p>
              <text:list text:continue-numbering="true">
                <text:list-item>
                  <text:p text:style-name="P54">Les règles de type <text:span text:style-name="T28">token</text:span> ou <text:span text:style-name="T28">rule</text:span> ne font pas de retour arrière :</text:p>
                </text:list-item>
              </text:list>
              <text:p text:style-name="P89">my token lettres { abc .+ g };</text:p>
              <text:p text:style-name="P89">say "abcdefg" ~~ /&lt;lettres&gt;/ ?? "Réussit" !! "Échoue"; # -&gt; <text:s/>Échoue</text:p>
              <text:list text:continue-numbering="true">
                <text:list-item>
                  <text:p text:style-name="P54">Mais ça marcherait avec un quantificateur non gourmand (ou <text:span text:style-name="T28">frugal</text:span>) :</text:p>
                </text:list-item>
              </text:list>
              <text:p text:style-name="P89">my token lettres { abc .+? g };</text:p>
              <text:p text:style-name="P89">say "abcdefg" ~~ /&lt;lettres&gt;/ ?? "Réussit" !! "Échoue"; # -&gt; <text:s/>Réussit</text:p>
              <text:list text:continue-numbering="true">
                <text:list-item>
                  <text:p text:style-name="P54">(Mais ça ne marcherait de nouveau pas avec une <text:span text:style-name="T28">rule</text:span>, à cause des espaces dans le motif.)</text:p>
                </text:list-item>
                <text:list-item>
                  <text:p text:style-name="P54">En gros :</text:p>
                  <text:list>
                    <text:list-item>
                      <text:p text:style-name="P54">Une <text:span text:style-name="T28">regex</text:span> fait ce qu'on attend d'une expression régulière (analyse de bas niveau) ;</text:p>
                    </text:list-item>
                    <text:list-item>
                      <text:p text:style-name="P54">Une <text:span text:style-name="T28">token</text:span> va servir à l'analyse <text:span text:style-name="T28">lexicale</text:span> (division du texte en symboles ou lexèmes)</text:p>
                    </text:list-item>
                    <text:list-item>
                      <text:p text:style-name="P54">Une <text:span text:style-name="T28">rule</text:span> servira plutôt à l'analyse <text:span text:style-name="T28">syntaxique</text:span> (rapport entre les lexèmes, contexte)</text:p>
                    </text:list-item>
                  </text:list>
                </text:list-item>
              </text:list>
            </text:list-item>
          </text:list>
        </text:list-item>
      </text:list>
      <text:p text:style-name="P86">Créer une grammaire</text:p>
      <text:list xml:id="list20287523" text:continue-numbering="true" text:style-name="L8">
        <text:list-item>
          <text:list>
            <text:list-item>
              <text:p text:style-name="P47">Une grammaire regroupe des règles comme une classe regroupe des méthodes:</text:p>
            </text:list-item>
          </text:list>
        </text:list-item>
      </text:list>
      <text:p text:style-name="P8"><text:s/></text:p>
      <text:list xml:id="list20274739" text:continue-numbering="true" text:style-name="L8">
        <text:list-item>
          <text:list>
            <text:list-header>
              <text:p text:style-name="P89">grammar Identité {</text:p>
              <text:p text:style-name="P89"><text:s text:c="4"/>rule nom <text:s text:c="4"/>{ Nom '=' (\N+) } # caractères non retours à la ligne</text:p>
              <text:p text:style-name="P89"><text:s text:c="4"/>rule adresse { Adr '=' (\N+) } # idem</text:p>
              <text:p text:style-name="P89"><text:s text:c="4"/>rule âge <text:s text:c="4"/>{ Age '=' (\d+) } # des chiffres</text:p>
              <text:p text:style-name="P89"><text:s text:c="4"/>rule desc {</text:p>
              <text:p text:style-name="P89"><text:s text:c="8"/>&lt;nom&gt; <text:s text:c="4"/>\n</text:p>
              <text:p text:style-name="P89"><text:s text:c="8"/>&lt;âge&gt; <text:s text:c="4"/>\n</text:p>
              <text:p text:style-name="P89"><text:s text:c="8"/>&lt;adresse&gt; \n</text:p>
              <text:p text:style-name="P89"><text:s text:c="4"/>}</text:p>
              <text:p text:style-name="P89"><text:s text:c="4"/># etc.</text:p>
              <text:p text:style-name="P89">}</text:p>
            </text:list-header>
            <text:list-item>
              <text:p text:style-name="P47">Une grammaire peut hériter d'une autre grammaire (de même que les classes)</text:p>
              <text:p text:style-name="P47"/>
              <text:p text:style-name="P89">grammar Message <text:s/>{</text:p>
              <text:p text:style-name="P89"><text:s text:c="4"/>rule texte <text:s text:c="2"/>{ &lt;salutation&gt; $&lt;corps&gt;=&lt;ligne&gt;+? &lt;fin&gt; }</text:p>
              <text:p text:style-name="P89"><text:s text:c="4"/>rule salutation <text:s text:c="3"/>{ [Salut|Bonjour] $&lt;dest&gt;=\S+? ','}</text:p>
              <text:p text:style-name="P89"><text:s text:c="4"/>rule fin <text:s text:c="4"/>{ [à|'@'] plus ',' $&lt;auteur&gt;=.+ }</text:p>
              <text:p text:style-name="P89"><text:s text:c="4"/>token ligne <text:s/>{ \N* \n}</text:p>
              <text:p text:style-name="P89">}</text:p>
              <text:p text:style-name="P89">grammar MessageFormel is Message {</text:p>
              <text:p text:style-name="P89"><text:s text:c="4"/>rule salutation { [Cher|Chère] $&lt;dest&gt;=\S+? ',' }</text:p>
              <text:p text:style-name="P89"><text:s text:c="4"/>rule fin { Bien cordialement ',' $&lt;auteur&gt;=.+ }</text:p>
              <text:p text:style-name="P89">}</text:p>
              <text:p text:style-name="P87">Une grammaire simple pour valider des noms de modules Perl</text:p>
            </text:list-item>
            <text:list-item>
              <text:p text:style-name="P66"><text:span text:style-name="T2">Un nom de module peut se décomposer en identifiants séparés par des paires de caractères deux-points : « :: », par exemple </text:span><text:a xlink:type="simple" xlink:href="http://search.cpan.org/~pevans/Scalar-List-Utils-1.42/lib/List/Util.pm" text:style-name="Internet_20_link" text:visited-style-name="Visited_20_Internet_20_Link"><text:span text:style-name="T2">List::Util</text:span></text:a><text:span text:style-name="T2"> ou </text:span><text:a xlink:type="simple" xlink:href="http://search.cpan.org/~rehsack/List-MoreUtils-0.413/lib/List/MoreUtils.pm" text:style-name="Internet_20_link" text:visited-style-name="Visited_20_Internet_20_Link"><text:span text:style-name="T2">List::MoreUtils</text:span></text:a><text:span text:style-name="T2"> </text:span></text:p>
              <text:list>
                <text:list-item>
                  <text:p text:style-name="P54">Un identifiant commence par un caractère alphabétique ou un « _ » suivis d'alphanumériques</text:p>
                </text:list-item>
                <text:list-item>
                  <text:p text:style-name="P54">Certains modules n'ont qu'un identifiant (par ex. <text:a xlink:type="simple" xlink:href="http://search.cpan.org/~mjd/Memoize-1.01/Memoize.pm" text:style-name="Internet_20_link" text:visited-style-name="Visited_20_Internet_20_Link">Memoize</text:a>), donc pas de <text:span text:style-name="T1">« :: »</text:span></text:p>
                </text:list-item>
                <text:list-item>
                  <text:p text:style-name="P54">D'autres ont des noms « à rallonge » : <text:a xlink:type="simple" xlink:href="http://search.cpan.org/dist/Regexp-Common-Email-Address/lib/Regexp/Common/Email/Address.pm" text:style-name="Internet_20_link" text:visited-style-name="Visited_20_Internet_20_Link">Regexp::Common::Email::Address</text:a>.</text:p>
                </text:list-item>
              </text:list>
            </text:list-item>
            <text:list-item>
              <text:p text:style-name="P47">Définissons les règles <text:span text:style-name="T28">identifiant</text:span> et <text:span text:style-name="T28">séparateur</text:span><text:span text:style-name="T32"> (et </text:span><text:span text:style-name="T28">TOP</text:span><text:span text:style-name="T32">)</text:span> :</text:p>
              <text:p text:style-name="P91"><text:span text:style-name="Source_20_Text"><text:span text:style-name="T17">grammar Valide-Nom-Module {</text:span></text:span></text:p>
              <text:p text:style-name="P91"><text:span text:style-name="Source_20_Text"><text:span text:style-name="T17"><text:s text:c="4"/>token TOP { ^ &lt;identifiant&gt; [ &lt;séparateur&gt; &lt;identifiant&gt; ]* $}</text:span></text:span></text:p>
              <text:p text:style-name="P91"><text:span text:style-name="Source_20_Text"><text:span text:style-name="T17"><text:s text:c="4"/>token identifiant { </text:span></text:span></text:p>
              <text:p text:style-name="P91"><text:span text:style-name="Source_20_Text"><text:span text:style-name="T17"><text:s text:c="8"/>&lt;[A..Za..z_]&gt; <text:s text:c="9"/># 'mot' commençant par un caractère </text:span></text:span></text:p>
              <text:p text:style-name="P91"><text:span text:style-name="Source_20_Text"><text:span text:style-name="T17"><text:s text:c="31"/># alphabétique ou un caractère souligné </text:span></text:span></text:p>
              <text:p text:style-name="P91"><text:span text:style-name="Source_20_Text"><text:span text:style-name="T17"><text:s text:c="8"/>&lt;[A..Za..z0..9]&gt;* <text:s text:c="5"/># 0 ou plusieurs caractères alphanumériques</text:span></text:span></text:p>
              <text:p text:style-name="P91"><text:span text:style-name="Source_20_Text"><text:span text:style-name="T17"><text:s text:c="4"/>}</text:span></text:span></text:p>
              <text:p text:style-name="P91"><text:span text:style-name="Source_20_Text"><text:span text:style-name="T17"><text:s text:c="4"/>rule séparateur { '::' } <text:s text:c="2"/># paire de caractères deux-points</text:span></text:span></text:p>
              <text:p text:style-name="P91"><text:span text:style-name="Source_20_Text"><text:span text:style-name="T17">}</text:span></text:span></text:p>
              <text:p text:style-name="P66"/>
            </text:list-item>
            <text:list-item>
              <text:p text:style-name="P66"><text:span text:style-name="T2">On peut maintenant tester simplement quelques noms de modules :</text:span></text:p>
              <text:p text:style-name="P91"><text:span text:style-name="Source_20_Text"><text:span text:style-name="T17">for <text:s/>&lt;Super:Nouveau::Module Super.Nouveau.Module </text:span></text:span></text:p>
              <text:p text:style-name="P91"><text:span text:style-name="Source_20_Text"><text:span text:style-name="T17"><text:s text:c="6"/>Super::6ouveau::Module Super::Nouveau::Module&gt; -&gt; $nom {</text:span></text:span></text:p>
              <text:p text:style-name="P91"><text:span text:style-name="Source_20_Text"><text:span text:style-name="T17"><text:s text:c="4"/>my $reconnu = <text:s/>Valide-Nom-Module.parse($nom);</text:span></text:span></text:p>
              <text:p text:style-name="P91"><text:span text:style-name="Source_20_Text"><text:span text:style-name="T17"><text:s text:c="4"/>say "nom\t", $reconnu ?? $reconnu !! "Nom de module invalide";</text:span></text:span></text:p>
              <text:p text:style-name="P91"><text:span text:style-name="Source_20_Text"><text:span text:style-name="T17">}</text:span></text:span></text:p>
            </text:list-item>
            <text:list-item>
              <text:p text:style-name="P66"><text:span text:style-name="Source_20_Text"><text:span text:style-name="T23">Seul </text:span></text:span><text:span text:style-name="Source_20_Text"><text:span text:style-name="T21">Super::Nouveau::Module</text:span></text:span><text:span text:style-name="Source_20_Text"><text:span text:style-name="T23"> sera reconnu</text:span></text:span></text:p>
            </text:list-item>
            <text:list-item>
              <text:p text:style-name="P66"><text:soft-page-break/><text:span text:style-name="Source_20_Text"><text:span text:style-name="T23">Parfois, on résume les noms de modules en remplaçant les « :: » par des tirets.</text:span></text:span></text:p>
              <text:list>
                <text:list-item>
                  <text:p text:style-name="P66"><text:span text:style-name="Source_20_Text"><text:span text:style-name="T23">Un seul changement à faire pour propager la modification à l'ensemble :</text:span></text:span></text:p>
                </text:list-item>
              </text:list>
              <text:p text:style-name="P91"><text:span text:style-name="Source_20_Text"><text:span text:style-name="T17">rule séparateur { '::' || \- } <text:s text:c="3"/># deux car. deux-points ou tiret</text:span></text:span></text:p>
              <text:p text:style-name="P66"><text:span text:style-name="Source_20_Text"><text:span text:style-name="T23"/></text:span></text:p>
            </text:list-item>
            <text:list-item>
              <text:p text:style-name="P66"><text:span text:style-name="Source_20_Text"><text:span text:style-name="T23">Reconnaître ne suffit pas toujours, il faut parfois exécuter du code dans une grammaire</text:span></text:span></text:p>
              <text:list>
                <text:list-item>
                  <text:p text:style-name="P66"><text:span text:style-name="Source_20_Text"><text:span text:style-name="T23">Exécuter du code au sein même d'une regex (ici par exemple pour déboguer) :</text:span></text:span></text:p>
                </text:list-item>
              </text:list>
              <text:p text:style-name="P91"><text:span text:style-name="Source_20_Text"><text:span text:style-name="T17">regex titi { blah blah { say "Je suis arrivé ici"} blah blah}</text:span></text:span></text:p>
              <text:list text:continue-numbering="true">
                <text:list-item>
                  <text:p text:style-name="P66"><text:span text:style-name="Source_20_Text"><text:span text:style-name="T23">Définir une méthode au sein de la grammaire (oui, une grammaire est une classe) :</text:span></text:span></text:p>
                </text:list-item>
              </text:list>
              <text:p text:style-name="P91"><text:span text:style-name="Source_20_Text"><text:span text:style-name="T17">grammar toto {</text:span></text:span></text:p>
              <text:p text:style-name="P91"><text:span text:style-name="Source_20_Text"><text:span text:style-name="T17"><text:s text:c="4"/>regex titi { &lt;.configurer&gt; blah blah }</text:span></text:span></text:p>
              <text:p text:style-name="P91"><text:span text:style-name="Source_20_Text"><text:span text:style-name="T17"><text:s text:c="4"/>method configurer {</text:span></text:span></text:p>
              <text:p text:style-name="P91"><text:span text:style-name="Source_20_Text"><text:span text:style-name="T17"><text:s text:c="8"/># faire quelque chose ici</text:span></text:span></text:p>
              <text:p text:style-name="P91"><text:span text:style-name="Source_20_Text"><text:span text:style-name="T17"><text:s text:c="4"/>}</text:span></text:span></text:p>
              <text:p text:style-name="P91"><text:span text:style-name="Source_20_Text"><text:span text:style-name="T17">}</text:span></text:span></text:p>
              <text:list text:continue-numbering="true">
                <text:list-item>
                  <text:p text:style-name="P66"><text:span text:style-name="Source_20_Text"><text:span text:style-name="T23">Fournir un </text:span></text:span><text:span text:style-name="Source_20_Text"><text:span text:style-name="T24">objet d'actions</text:span></text:span><text:span text:style-name="Source_20_Text"><text:span text:style-name="T23"> associé à une règle : avertir sur les noms de modules trop longs</text:span></text:span></text:p>
                </text:list-item>
              </text:list>
              <text:p text:style-name="P91"><text:span text:style-name="Source_20_Text"><text:span text:style-name="T17">class Valide-Module-Actions {</text:span></text:span></text:p>
              <text:p text:style-name="P91"><text:span text:style-name="Source_20_Text"><text:span text:style-name="T17"><text:s text:c="4"/>method TOP($/) {</text:span></text:span></text:p>
              <text:p text:style-name="P91"><text:span text:style-name="Source_20_Text"><text:span text:style-name="T17"><text:s text:c="8"/>if $&lt;identifiant&gt;.elems &gt; 5 {</text:span></text:span></text:p>
              <text:p text:style-name="P91"><text:span text:style-name="Source_20_Text"><text:span text:style-name="T17"><text:s text:c="12"/>warn "Nom de module très long! Peut-être le réduire ?\n"</text:span></text:span></text:p>
              <text:p text:style-name="P91"><text:span text:style-name="Source_20_Text"><text:span text:style-name="T17"><text:s text:c="8"/>}</text:span></text:span></text:p>
              <text:p text:style-name="P91"><text:span text:style-name="Source_20_Text"><text:span text:style-name="T17"><text:s text:c="4"/>}</text:span></text:span></text:p>
              <text:p text:style-name="P91"><text:span text:style-name="Source_20_Text"><text:span text:style-name="T17">}</text:span></text:span></text:p>
              <text:list text:continue-numbering="true">
                <text:list-item>
                  <text:p text:style-name="P66"><text:span text:style-name="Source_20_Text"><text:span text:style-name="T23">Syntaxe d'appel avec l'objet d'action :</text:span></text:span></text:p>
                </text:list-item>
              </text:list>
              <text:p text:style-name="P91"><text:span text:style-name="Source_20_Text"><text:span text:style-name="T17">my $reconnu = Valide-Nom-Module.parse($nom, :actions(Valide-Module-Actions));</text:span></text:span></text:p>
              <text:list text:continue-numbering="true">
                <text:list-item>
                  <text:p text:style-name="P85"><text:span text:style-name="Source_20_Text"><text:span text:style-name="T23">Avec un nom de module à la Mary Poppins :</text:span></text:span></text:p>
                </text:list-item>
              </text:list>
              <text:p text:style-name="P91"><text:span text:style-name="Source_20_Text"><text:span text:style-name="T17">my $nom = "Mon::Module::Super::Cali::Fragi::Listi::Cexpi::Delilicieux";</text:span></text:span></text:p>
              <text:p text:style-name="P91"><text:span text:style-name="Source_20_Text"><text:span text:style-name="T17">my $reconnu = <text:s/>Valide-Nom-Module.parse($nom, :actions(Valide-Nom-Module-Actions));</text:span></text:span></text:p>
              <text:p text:style-name="P91"><text:span text:style-name="Source_20_Text"><text:span text:style-name="T17">say $reconnu if $reconnu;</text:span></text:span></text:p>
              <text:list text:continue-numbering="true">
                <text:list-item>
                  <text:p text:style-name="P66"><text:span text:style-name="Source_20_Text"><text:span text:style-name="T23">On obtient un avertissement :</text:span></text:span></text:p>
                </text:list-item>
              </text:list>
            </text:list-item>
          </text:list>
          <text:p text:style-name="P42"><text:span text:style-name="Source_20_Text"><text:span text:style-name="T17">&gt; perl6 grammaire_nom_module.pl</text:span></text:span></text:p>
          <text:p text:style-name="P42"><text:span text:style-name="Source_20_Text"><text:span text:style-name="T17">Nom de module très long! Peut-être le réduire ?</text:span></text:span></text:p>
          <text:p text:style-name="P42"><text:span text:style-name="Source_20_Text"><text:span text:style-name="T17"><text:s text:c="2"/>in method TOP at perl6_grammaire_module.pl:15</text:span></text:span></text:p>
          <text:p text:style-name="P42"><text:span text:style-name="Source_20_Text"><text:span text:style-name="T17">｢Mon::Module::Super::Cali::Fragi::Listi::Cexpi::Delilicieux｣</text:span></text:span></text:p>
          <text:p text:style-name="P42"><text:span text:style-name="Source_20_Text"><text:span text:style-name="T17"><text:s/>identifiant =&gt; ｢Mon｣</text:span></text:span></text:p>
          <text:p text:style-name="P42"><text:span text:style-name="Source_20_Text"><text:span text:style-name="T17"><text:s/>séparateur =&gt; ｢::｣</text:span></text:span></text:p>
          <text:p text:style-name="P42"><text:span text:style-name="Source_20_Text"><text:span text:style-name="T17"><text:s/>identifiant =&gt; ｢Module｣</text:span></text:span></text:p>
          <text:p text:style-name="P42"><text:span text:style-name="Source_20_Text"><text:span text:style-name="T17"><text:s/>séparateur =&gt; ｢::｣</text:span></text:span></text:p>
          <text:p text:style-name="P42"><text:span text:style-name="Source_20_Text"><text:span text:style-name="T17"><text:s/>identifiant =&gt; ｢Super｣</text:span></text:span></text:p>
          <text:p text:style-name="P42"><text:span text:style-name="Source_20_Text"><text:span text:style-name="T17">(...)</text:span></text:span></text:p>
          <text:p text:style-name="P42"><text:span text:style-name="Source_20_Text"><text:span text:style-name="T17"><text:s/>identifiant =&gt; ｢Delilicieux｣</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1" svg:font-family="'Courier New'"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ent-style-name="Standard" style:master-page-name="">
      <style:paragraph-properties loext:contextual-spacing="false" fo:margin-top="0.199cm" fo:margin-bottom="0.101cm" style:page-number="auto"/>
      <style:text-properties style:font-name="Arial1" fo:font-size="10pt"/>
    </style:style>
    <style:style style:name="console" style:family="paragraph" style:parent-style-name="Normal" style:next-style-name="Normal" style:master-page-name="">
      <style:paragraph-properties loext:contextual-spacing="false" fo:margin-top="0cm" fo:margin-bottom="0cm" fo:line-height="100%" style:page-number="auto" fo:background-color="#000000">
        <style:background-image/>
      </style:paragraph-properties>
      <style:text-properties fo:color="#ffffff" style:font-name="Courier New" fo:font-size="8pt"/>
    </style:style>
    <style:style style:name="code" style:family="paragraph" style:parent-style-name="Normal" style:next-style-name="Normal" style:master-page-name="">
      <style:paragraph-properties loext:contextual-spacing="false" fo:margin-top="0cm" fo:margin-bottom="0cm" style:page-number="auto" fo:background-color="#ffffcc">
        <style:background-image/>
      </style:paragraph-properties>
      <style:text-properties style:font-name="Courier New" fo:font-size="8pt"/>
    </style:style>
    <style:style style:name="Table_20_Contents" style:display-name="Table Contents" style:family="paragraph" style:parent-style-name="Text_20_body" style:class="extra">
      <style:paragraph-properties text:number-lines="false" text:line-number="0"/>
    </style:style>
    <style:style style:name="Bullet_20_Symbols" style:display-name="Bullet Symbols" style:family="text">
      <style:text-properties style:font-name="OpenSymbol" fo:font-size="16pt" style:font-name-asian="Lucida Console" style:font-size-asian="16pt" style:font-name-complex="Lucida Conso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background-color="#0066cc">
        <style:background-image/>
      </style:paragraph-properties>
      <style:text-properties fo:color="#ffffff" style:font-name="Arial" fo:font-size="20pt" fo:font-style="italic" fo:font-weight="bold" style:font-size-asian="20pt" style:font-style-asian="italic" style:font-weight-asian="bold" style:font-size-complex="20pt" style:font-style-complex="italic" style:font-weight-complex="bold"/>
    </style:style>
    <style:page-layout style:name="Mpm1">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199cm" fo:margin-left="0cm" fo:margin-right="0cm" fo:margin-bottom="0.499cm" style:shadow="none" style:dynamic-spacing="false"/>
      </style:header-style>
      <style:footer-style/>
    </style:page-layout>
  </office:automatic-styles>
  <office:master-styles>
    <style:master-page style:name="Standard" style:page-layout-name="Mpm1">
      <style:header>
        <text:p text:style-name="MP1">Perl 6 – Un langage résolument moderne <text:s text:c="55"/><text:page-number text:select-page="current">3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ent Rosenfeld</meta:initial-creator>
    <meta:creation-date>2016-06-11T13:08:41.89</meta:creation-date>
    <dc:date>2016-06-24T00:10:22.35</dc:date>
    <dc:creator>Laurent Rosenfeld</dc:creator>
    <meta:editing-duration>P11DT8H18M33S</meta:editing-duration>
    <meta:editing-cycles>59</meta:editing-cycles>
    <meta:generator>OpenOffice/4.1.2$Win32 OpenOffice.org_project/412m3$Build-9782</meta:generator>
    <meta:document-statistic meta:table-count="1" meta:image-count="0" meta:object-count="0" meta:page-count="31" meta:paragraph-count="580" meta:word-count="5104" meta:character-count="28614"/>
  </office:meta>
</office:document-meta>
</file>